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8000" draw:textarea-horizontal-align="justify" draw:textarea-vertical-align="middle" draw:auto-grow-height="false" fo:min-height="0.834cm" fo:min-width="2.284cm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 fo:min-height="0.834cm" fo:min-width="2.484cm"/>
    </style:style>
    <style:style style:name="gr4" style:family="graphic" style:parent-style-name="standard">
      <style:graphic-properties draw:fill="solid" draw:fill-color="#0099ff" draw:textarea-horizontal-align="justify" draw:textarea-vertical-align="middle" draw:auto-grow-height="false" fo:min-height="0.834cm" fo:min-width="4.084cm"/>
    </style:style>
    <style:style style:name="gr5" style:family="graphic" style:parent-style-name="standard">
      <style:graphic-properties draw:fill="solid" draw:fill-color="#9966cc" draw:textarea-horizontal-align="justify" draw:textarea-vertical-align="middle" draw:auto-grow-height="false" fo:min-height="0.834cm" fo:min-width="2.484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2.376cm" fo:min-width="0.1cm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2.375cm" fo:min-width="0.3cm"/>
    </style:style>
    <style:style style:name="gr10" style:family="graphic" style:parent-style-name="objectwithoutfill">
      <style:graphic-properties draw:stroke="dash" draw:stroke-dash="Fine_20_Dotted" svg:stroke-width="0.051cm" draw:marker-start="" draw:marker-start-width="0.457cm" draw:marker-end="" draw:marker-end-width="0.457cm" draw:fill="none" fo:padding-top="0.15cm" fo:padding-bottom="0.15cm" fo:padding-left="0.5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0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55cm" fo:min-width="0.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98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5cm" fo:min-width="3.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55cm" fo:min-width="2.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04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55cm" fo:min-width="2cm"/>
    </style:style>
    <style:style style:name="gr24" style:family="graphic" style:parent-style-name="standard">
      <style:graphic-properties draw:fill-color="#9999ff" draw:textarea-horizontal-align="justify" draw:textarea-vertical-align="middle" draw:auto-grow-height="false" fo:min-height="0.55cm" fo:min-width="2.8cm"/>
    </style:style>
    <style:style style:name="gr25" style:family="graphic" style:parent-style-name="standard">
      <style:graphic-properties draw:fill-color="#9933ff" draw:textarea-horizontal-align="justify" draw:textarea-vertical-align="middle" draw:auto-grow-height="false" fo:min-height="0.55cm" fo:min-width="3.2cm"/>
    </style:style>
    <style:style style:name="gr26" style:family="graphic" style:parent-style-name="standard">
      <style:graphic-properties draw:fill-color="#00ccff" draw:textarea-horizontal-align="justify" draw:textarea-vertical-align="middle" draw:auto-grow-height="false" fo:min-height="0.55cm" fo:min-width="2.8cm"/>
    </style:style>
    <style:style style:name="gr27" style:family="graphic" style:parent-style-name="standard">
      <style:graphic-properties draw:fill-color="#00cc00" draw:textarea-horizontal-align="justify" draw:textarea-vertical-align="middle" draw:auto-grow-height="false" fo:min-height="0.799cm" fo:min-width="0.3cm"/>
    </style:style>
    <style:style style:name="gr28" style:family="graphic" style:parent-style-name="standard">
      <style:graphic-properties draw:fill-color="#00cc00" draw:textarea-horizontal-align="justify" draw:textarea-vertical-align="middle" draw:auto-grow-height="false" fo:min-height="1.324cm" fo:min-width="0.3cm"/>
    </style:style>
    <style:style style:name="gr29" style:family="graphic" style:parent-style-name="standard">
      <style:graphic-properties draw:fill-color="#00cc00" draw:textarea-horizontal-align="justify" draw:textarea-vertical-align="middle" draw:auto-grow-height="false" fo:min-height="1.674cm" fo:min-width="0.3cm"/>
    </style:style>
    <style:style style:name="gr30" style:family="graphic" style:parent-style-name="objectwithoutfill">
      <style:graphic-properties draw:marker-start="" draw:marker-end="Arrow" draw:marker-end-width="0.3cm" draw:fill="none"/>
    </style:style>
    <style:style style:name="gr31" style:family="graphic" style:parent-style-name="standard">
      <style:graphic-properties draw:fill-color="#ffff00" draw:textarea-horizontal-align="justify" draw:textarea-vertical-align="middle" draw:auto-grow-height="false" fo:min-height="0.55cm" fo:min-width="2cm"/>
    </style:style>
    <style:style style:name="gr32" style:family="graphic" style:parent-style-name="standard">
      <style:graphic-properties draw:fill-color="#ffff00" draw:textarea-horizontal-align="justify" draw:textarea-vertical-align="middle" draw:auto-grow-height="false" fo:min-height="0.55cm" fo:min-width="0.2cm"/>
    </style:style>
    <style:style style:name="gr33" style:family="graphic" style:parent-style-name="objectwithoutfill">
      <style:graphic-properties draw:marker-start="" draw:marker-end="Arrow_20_concave" draw:marker-end-width="0.3cm" draw:fill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5cm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0.55cm" fo:min-width="0.2cm"/>
    </style:style>
    <style:style style:name="gr36" style:family="graphic" style:parent-style-name="standard">
      <style:graphic-properties draw:fill="solid" draw:fill-color="#99ccff" draw:textarea-horizontal-align="justify" draw:textarea-vertical-align="middle" draw:auto-grow-height="false" fo:min-height="10.95cm" fo:min-width="16.8cm"/>
    </style:style>
    <style:style style:name="gr37" style:family="graphic" style:parent-style-name="standard">
      <style:graphic-properties draw:fill="solid" draw:fill-color="#00ff00" draw:textarea-horizontal-align="justify" draw:textarea-vertical-align="middle" draw:auto-grow-height="false" fo:min-height="1.15cm" fo:min-width="3.859cm"/>
    </style:style>
    <style:style style:name="gr38" style:family="graphic" style:parent-style-name="standard">
      <style:graphic-properties draw:fill="solid" draw:fill-color="#ffff00" draw:textarea-horizontal-align="justify" draw:textarea-vertical-align="middle" draw:auto-grow-height="false" fo:min-height="1.15cm" fo:min-width="1.097cm"/>
    </style:style>
    <style:style style:name="gr39" style:family="graphic" style:parent-style-name="standard">
      <style:graphic-properties draw:fill="solid" draw:fill-color="#ffff00" draw:textarea-horizontal-align="justify" draw:textarea-vertical-align="middle" draw:auto-grow-height="false" fo:min-height="1.15cm" fo:min-width="1.099cm"/>
    </style:style>
    <style:style style:name="gr40" style:family="graphic" style:parent-style-name="standard">
      <style:graphic-properties draw:fill="solid" draw:fill-color="#ffff00" draw:textarea-horizontal-align="justify" draw:textarea-vertical-align="middle" draw:auto-grow-height="false" fo:min-height="1.15cm" fo:min-width="1.098cm"/>
    </style:style>
    <style:style style:name="gr41" style:family="graphic" style:parent-style-name="standard">
      <style:graphic-properties draw:fill="solid" draw:fill-color="#00dcff" draw:textarea-horizontal-align="justify" draw:textarea-vertical-align="middle" draw:auto-grow-height="false" fo:min-height="1.15cm" fo:min-width="4.031cm"/>
    </style:style>
    <style:style style:name="gr42" style:family="graphic" style:parent-style-name="standard">
      <style:graphic-properties draw:fill="solid" draw:fill-color="#ff3333" draw:textarea-horizontal-align="justify" draw:textarea-vertical-align="middle" draw:auto-grow-height="false" fo:min-height="1.15cm" fo:min-width="3.859cm"/>
    </style:style>
    <style:style style:name="gr43" style:family="graphic" style:parent-style-name="standard">
      <style:graphic-properties draw:fill="solid" draw:fill-color="#ff3333" draw:textarea-horizontal-align="justify" draw:textarea-vertical-align="middle" draw:auto-grow-height="false" fo:min-height="1.15cm" fo:min-width="7.31cm"/>
    </style:style>
    <style:style style:name="gr44" style:family="graphic" style:parent-style-name="standard">
      <style:graphic-properties draw:fill="solid" draw:fill-color="#ff3333" draw:textarea-horizontal-align="justify" draw:textarea-vertical-align="middle" draw:auto-grow-height="false" fo:min-height="1.15cm" fo:min-width="4.204cm"/>
    </style:style>
    <style:style style:name="gr45" style:family="graphic" style:parent-style-name="standard">
      <style:graphic-properties draw:fill="solid" draw:fill-color="#ff3333" draw:textarea-horizontal-align="justify" draw:textarea-vertical-align="middle" draw:auto-grow-height="false" fo:min-height="1.15cm" fo:min-width="8.345cm"/>
    </style:style>
    <style:style style:name="gr46" style:family="graphic" style:parent-style-name="standard">
      <style:graphic-properties draw:fill="solid" draw:fill-color="#ffffff" draw:textarea-horizontal-align="justify" draw:textarea-vertical-align="middle" draw:auto-grow-height="false" fo:min-height="0.334cm" fo:min-width="0.711cm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0.346cm" fo:min-width="0.712cm"/>
    </style:style>
    <style:style style:name="gr48" style:family="graphic" style:parent-style-name="standard">
      <style:graphic-properties draw:fill="solid" draw:fill-color="#ffff00" draw:textarea-horizontal-align="justify" draw:textarea-vertical-align="middle" draw:auto-grow-height="false" fo:min-height="0.71cm" fo:min-width="5.2cm"/>
    </style:style>
    <style:style style:name="gr49" style:family="graphic" style:parent-style-name="standard">
      <style:graphic-properties draw:fill="solid" draw:fill-color="#b3b3b3" draw:textarea-horizontal-align="justify" draw:textarea-vertical-align="middle" draw:auto-grow-height="false" fo:min-height="0.711cm" fo:min-width="5.2cm" fo:padding-left="0.55cm"/>
    </style:style>
    <style:style style:name="gr50" style:family="graphic" style:parent-style-name="standard">
      <style:graphic-properties draw:fill="solid" draw:fill-color="#ffff00" draw:textarea-horizontal-align="justify" draw:textarea-vertical-align="middle" draw:auto-grow-height="false" fo:min-height="0.711cm" fo:min-width="5.2cm"/>
    </style:style>
    <style:style style:name="gr51" style:family="graphic" style:parent-style-name="standard">
      <style:graphic-properties draw:fill="solid" draw:fill-color="#ffff99" draw:textarea-horizontal-align="justify" draw:textarea-vertical-align="middle" draw:auto-grow-height="false" fo:min-height="0.71cm" fo:min-width="5.2cm"/>
    </style:style>
    <style:style style:name="gr52" style:family="graphic" style:parent-style-name="standard">
      <style:graphic-properties draw:fill="solid" draw:fill-color="#ffff99" draw:textarea-horizontal-align="justify" draw:textarea-vertical-align="middle" draw:auto-grow-height="false" fo:min-height="0.711cm" fo:min-width="5.2cm"/>
    </style:style>
    <style:style style:name="gr53" style:family="graphic" style:parent-style-name="standard">
      <style:graphic-properties draw:fill="solid" draw:fill-color="#00ff00" draw:textarea-horizontal-align="justify" draw:textarea-vertical-align="middle" draw:auto-grow-height="false" fo:min-height="0.71cm" fo:min-width="5.2cm"/>
    </style:style>
    <style:style style:name="gr54" style:family="graphic" style:parent-style-name="standard">
      <style:graphic-properties draw:fill="solid" draw:fill-color="#00b8ff" draw:textarea-horizontal-align="justify" draw:textarea-vertical-align="middle" draw:auto-grow-height="false" fo:min-height="0.711cm" fo:min-width="5.2cm"/>
    </style:style>
    <style:style style:name="gr55" style:family="graphic" style:parent-style-name="standard">
      <style:graphic-properties draw:fill="solid" draw:fill-color="#9966cc" draw:textarea-horizontal-align="justify" draw:textarea-vertical-align="middle" draw:auto-grow-height="false" fo:min-height="0.71cm" fo:min-width="5.2cm"/>
    </style:style>
    <style:style style:name="gr56" style:family="graphic" style:parent-style-name="standard">
      <style:graphic-properties draw:fill="solid" draw:fill-color="#0099ff" draw:textarea-horizontal-align="justify" draw:textarea-vertical-align="middle" draw:auto-grow-height="false" fo:min-height="0.711cm" fo:min-width="5.2cm"/>
    </style:style>
    <style:style style:name="gr57" style:family="graphic" style:parent-style-name="standard">
      <style:graphic-properties draw:fill="solid" draw:fill-color="#999999" draw:textarea-horizontal-align="justify" draw:textarea-vertical-align="middle" draw:auto-grow-height="false" fo:min-height="1.094cm" fo:min-width="5.2cm"/>
    </style:style>
    <style:style style:name="gr58" style:family="graphic" style:parent-style-name="standard">
      <style:graphic-properties draw:fill="solid" draw:fill-color="#ff9966" draw:textarea-horizontal-align="justify" draw:textarea-vertical-align="middle" draw:auto-grow-height="false" fo:min-height="3.784cm" fo:min-width="5.2cm"/>
    </style:style>
    <style:style style:name="gr59" style:family="graphic" style:parent-style-name="standard">
      <style:graphic-properties draw:fill="solid" draw:fill-color="#ffff00" draw:textarea-horizontal-align="justify" draw:textarea-vertical-align="middle" draw:auto-grow-height="false" fo:min-height="0.711cm" fo:min-width="6.6cm"/>
    </style:style>
    <style:style style:name="gr60" style:family="graphic" style:parent-style-name="standard">
      <style:graphic-properties draw:fill="solid" draw:fill-color="#ffff00" draw:textarea-horizontal-align="justify" draw:textarea-vertical-align="middle" draw:auto-grow-height="false" fo:min-height="0.71cm" fo:min-width="6.6cm"/>
    </style:style>
    <style:style style:name="gr61" style:family="graphic" style:parent-style-name="standard">
      <style:graphic-properties draw:fill="solid" draw:fill-color="#ffff99" draw:textarea-horizontal-align="justify" draw:textarea-vertical-align="middle" draw:auto-grow-height="false" fo:min-height="0.71cm" fo:min-width="6.6cm"/>
    </style:style>
    <style:style style:name="gr62" style:family="graphic" style:parent-style-name="standard">
      <style:graphic-properties draw:fill="solid" draw:fill-color="#00ccff" draw:textarea-horizontal-align="justify" draw:textarea-vertical-align="middle" draw:auto-grow-height="false" fo:min-height="0.71cm" fo:min-width="6.6cm"/>
    </style:style>
    <style:style style:name="gr63" style:family="graphic" style:parent-style-name="standard">
      <style:graphic-properties draw:fill="solid" draw:fill-color="#00ff00" draw:textarea-horizontal-align="justify" draw:textarea-vertical-align="middle" draw:auto-grow-height="false" fo:min-height="0.711cm" fo:min-width="6.6cm"/>
    </style:style>
    <style:style style:name="gr64" style:family="graphic" style:parent-style-name="standard">
      <style:graphic-properties draw:fill="solid" draw:fill-color="#0099ff" draw:textarea-horizontal-align="justify" draw:textarea-vertical-align="middle" draw:auto-grow-height="false" fo:min-height="0.71cm" fo:min-width="6.6cm"/>
    </style:style>
    <style:style style:name="gr65" style:family="graphic" style:parent-style-name="standard">
      <style:graphic-properties draw:fill="solid" draw:fill-color="#999999" draw:textarea-horizontal-align="justify" draw:textarea-vertical-align="middle" draw:auto-grow-height="false" fo:min-height="1.287cm" fo:min-width="6.6cm"/>
    </style:style>
    <style:style style:name="gr66" style:family="graphic" style:parent-style-name="standard">
      <style:graphic-properties draw:fill="solid" draw:fill-color="#ff9966" draw:textarea-horizontal-align="justify" draw:textarea-vertical-align="middle" draw:auto-grow-height="false" fo:min-height="3.784cm" fo:min-width="6.6cm"/>
    </style:style>
    <style:style style:name="gr67" style:family="graphic" style:parent-style-name="standard">
      <style:graphic-properties draw:fill="solid" draw:fill-color="#00ccff" draw:textarea-horizontal-align="justify" draw:textarea-vertical-align="middle" draw:auto-grow-height="false" fo:min-height="0.711cm" fo:min-width="6.6cm"/>
    </style:style>
    <style:style style:name="gr68" style:family="graphic" style:parent-style-name="standard">
      <style:graphic-properties draw:fill="solid" draw:fill-color="#b3b3b3" draw:textarea-horizontal-align="justify" draw:textarea-vertical-align="middle" draw:auto-grow-height="false" fo:min-height="0.711cm" fo:min-width="6.6cm" fo:padding-left="0.55cm"/>
    </style:style>
    <style:style style:name="gr69" style:family="graphic" style:parent-style-name="standard">
      <style:graphic-properties draw:fill="solid" draw:fill-color="#ffff99" draw:textarea-horizontal-align="justify" draw:textarea-vertical-align="middle" draw:auto-grow-height="false" fo:min-height="0.711cm" fo:min-width="6.6cm"/>
    </style:style>
    <style:style style:name="gr70" style:family="graphic" style:parent-style-name="standard">
      <style:graphic-properties draw:textarea-horizontal-align="justify" draw:textarea-vertical-align="middle" draw:auto-grow-height="false"/>
    </style:style>
    <style:style style:name="gr7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4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0099ff" draw:textarea-horizontal-align="justify" draw:textarea-vertical-align="middle" draw:auto-grow-height="false" fo:min-height="1.376cm" fo:min-width="4.426cm"/>
    </style:style>
    <style:style style:name="gr77" style:family="graphic" style:parent-style-name="standard">
      <style:graphic-properties draw:stroke="none" draw:fill="none" fo:min-height="2.35cm"/>
    </style:style>
    <style:style style:name="pr1" style:family="presentation" style:parent-style-name="midnightblue-subtitle">
      <style:graphic-properties draw:fill-color="#ffffff" draw:auto-grow-height="true" fo:min-height="14cm"/>
    </style:style>
    <style:style style:name="pr2" style:family="presentation" style:parent-style-name="midnightblue-title">
      <style:graphic-properties draw:auto-grow-height="true" fo:min-height="2.663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draw:auto-grow-height="true" fo:min-height="13.859cm"/>
    </style:style>
    <style:style style:name="pr5" style:family="presentation" style:parent-style-name="midnightblue-outline1">
      <style:graphic-properties draw:auto-grow-height="true" fo:min-height="14.03cm"/>
    </style:style>
    <style:style style:name="pr6" style:family="presentation" style:parent-style-name="midnightblue-outline1">
      <style:graphic-properties draw:auto-grow-height="true" fo:min-height="16.484cm"/>
    </style:style>
    <style:style style:name="pr7" style:family="presentation" style:parent-style-name="midnightblue-outline1">
      <style:graphic-properties fo:min-height="14.228cm"/>
    </style:style>
    <style:style style:name="pr8" style:family="presentation" style:parent-style-name="midnightblue-outline1">
      <style:graphic-properties draw:auto-grow-height="true" fo:min-height="14cm"/>
    </style:style>
    <style:style style:name="pr9" style:family="presentation" style:parent-style-name="midnightblue-outline1">
      <style:graphic-properties fo:min-height="13.859cm"/>
    </style:style>
    <style:style style:name="pr10" style:family="presentation" style:parent-style-name="midnightblue-title">
      <style:graphic-properties fo:min-height="3.506cm"/>
    </style:style>
    <style:style style:name="pr11" style:family="presentation" style:parent-style-name="midnightblue-outline1">
      <style:graphic-properties draw:auto-grow-height="true" fo:min-height="14.274cm"/>
    </style:style>
    <style:style style:name="pr12" style:family="presentation" style:parent-style-name="midnightblue-outline1">
      <style:graphic-properties draw:auto-grow-height="true" fo:min-height="14.241cm"/>
    </style:style>
    <style:style style:name="co1" style:family="table-column">
      <style:table-column-properties style:column-width="4.908cm" style:use-optimal-column-width="false"/>
    </style:style>
    <style:style style:name="co2" style:family="table-column">
      <style:table-column-properties style:column-width="4.679cm" style:use-optimal-column-width="false"/>
    </style:style>
    <style:style style:name="co3" style:family="table-column">
      <style:table-column-properties style:column-width="4.902cm" style:use-optimal-column-width="false"/>
    </style:style>
    <style:style style:name="co4" style:family="table-column">
      <style:table-column-properties style:column-width="5.96cm" style:use-optimal-column-width="false"/>
    </style:style>
    <style:style style:name="co5" style:family="table-column">
      <style:table-column-properties style:column-width="9.141cm" style:use-optimal-column-width="false"/>
    </style:style>
    <style:style style:name="co6" style:family="table-column">
      <style:table-column-properties style:column-width="16.859cm" style:use-optimal-column-width="false"/>
    </style:style>
    <style:style style:name="co7" style:family="table-column">
      <style:table-column-properties style:column-width="4.892cm" style:use-optimal-column-width="false"/>
    </style:style>
    <style:style style:name="co8" style:family="table-column">
      <style:table-column-properties style:column-width="4.192cm" style:use-optimal-column-width="false"/>
    </style:style>
    <style:style style:name="co9" style:family="table-column">
      <style:table-column-properties style:column-width="3.981cm" style:use-optimal-column-width="false"/>
    </style:style>
    <style:style style:name="co10" style:family="table-column">
      <style:table-column-properties style:column-width="5.506cm" style:use-optimal-column-width="false"/>
    </style:style>
    <style:style style:name="co11" style:family="table-column">
      <style:table-column-properties style:column-width="5.768cm" style:use-optimal-column-width="false"/>
    </style:style>
    <style:style style:name="ro1" style:family="table-row">
      <style:table-row-properties style:row-height="1.971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3cm"/>
    </style:style>
    <style:style style:name="ro4" style:family="table-row">
      <style:table-row-properties style:row-height="1.029cm"/>
    </style:style>
    <style:style style:name="ro5" style:family="table-row">
      <style:table-row-properties style:row-height="1.602cm"/>
    </style:style>
    <style:style style:name="ro6" style:family="table-row">
      <style:table-row-properties style:row-height="2.621cm"/>
    </style:style>
    <style:style style:name="ro7" style:family="table-row">
      <style:table-row-properties style:row-height="1.605cm"/>
    </style:style>
    <style:style style:name="ce1" style:family="table-cell">
      <loext:graphic-properties draw:fill-color="#eeeeee" draw:textarea-vertical-align="bottom"/>
      <style:paragraph-properties fo:border="none"/>
      <style:text-properties fo:color="#000000"/>
    </style:style>
    <style:style style:name="ce2" style:family="table-cell">
      <loext:graphic-properties draw:fill-color="#eeeeee"/>
      <style:paragraph-properties fo:border="none"/>
      <style:text-properties fo:color="#000000"/>
    </style:style>
    <style:style style:name="ce3" style:family="table-cell">
      <loext:graphic-properties draw:fill-color="#eeeeee"/>
      <style:paragraph-properties fo:border="none"/>
      <style:text-properties fo:color="#000000" fo:font-size="18pt" style:font-size-asian="18pt" style:font-size-complex="18pt"/>
    </style:style>
    <style:style style:name="ce4" style:family="table-cell">
      <loext:graphic-properties style:repeat="repeat"/>
      <style:paragraph-properties fo:border="none"/>
      <style:text-properties fo:color="#000000" fo:font-size="12pt"/>
    </style:style>
    <style:style style:name="ce5" style:family="table-cell">
      <loext:graphic-properties style:repeat="repeat"/>
      <style:paragraph-properties fo:border="none"/>
      <style:text-properties fo:color="#000000" fo:font-size="12pt" style:font-size-asian="16pt" style:font-size-complex="16pt"/>
    </style:style>
    <style:style style:name="ce6" style:family="table-cell">
      <loext:graphic-properties style:repeat="repeat"/>
      <style:paragraph-properties fo:border="none"/>
      <style:text-properties fo:color="#000000"/>
    </style:style>
    <style:style style:name="ce7" style:family="table-cell">
      <loext:graphic-properties style:repeat="repeat"/>
      <style:paragraph-properties fo:border="none"/>
      <style:text-properties fo:color="#000000" fo:font-size="16pt" style:font-size-asian="16pt" style:font-size-complex="16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8000"/>
      <style:paragraph-properties fo:text-align="center"/>
      <style:text-properties fo:font-size="18pt"/>
    </style:style>
    <style:style style:name="P7" style:family="paragraph">
      <loext:graphic-properties draw:fill="solid" draw:fill-color="#ffff66"/>
      <style:paragraph-properties fo:text-align="center"/>
      <style:text-properties fo:font-size="18pt"/>
    </style:style>
    <style:style style:name="P8" style:family="paragraph">
      <loext:graphic-properties draw:fill="solid" draw:fill-color="#0099ff"/>
      <style:paragraph-properties fo:text-align="center"/>
      <style:text-properties fo:font-size="18pt"/>
    </style:style>
    <style:style style:name="P9" style:family="paragraph">
      <loext:graphic-properties draw:fill="solid" draw:fill-color="#9966cc"/>
      <style:paragraph-properties fo:text-align="center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6600"/>
      <style:paragraph-properties fo:text-align="center"/>
    </style:style>
    <style:style style:name="P12" style:family="paragraph">
      <loext:graphic-properties draw:fill-color="#00cc00"/>
      <style:paragraph-properties fo:text-align="center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9999ff"/>
      <style:paragraph-properties fo:text-align="center"/>
    </style:style>
    <style:style style:name="P17" style:family="paragraph">
      <loext:graphic-properties draw:fill-color="#9933ff"/>
      <style:paragraph-properties fo:text-align="center"/>
    </style:style>
    <style:style style:name="P18" style:family="paragraph">
      <loext:graphic-properties draw:fill-color="#00ccff"/>
      <style:paragraph-properties fo:text-align="center"/>
    </style:style>
    <style:style style:name="P19" style:family="paragraph">
      <loext:graphic-properties draw:fill-color="#ffff00"/>
      <style:paragraph-properties fo:text-align="center"/>
    </style:style>
    <style:style style:name="P20" style:family="paragraph">
      <loext:graphic-properties draw:fill-color="#ffff00"/>
      <style:paragraph-properties fo:text-align="center"/>
      <style:text-properties fo:font-size="12pt"/>
    </style:style>
    <style:style style:name="P21" style:family="paragraph">
      <loext:graphic-properties draw:fill="solid" draw:fill-color="#99ccff"/>
      <style:paragraph-properties fo:text-align="center"/>
    </style:style>
    <style:style style:name="P22" style:family="paragraph">
      <loext:graphic-properties draw:fill="solid" draw:fill-color="#00ff00"/>
      <style:paragraph-properties fo:text-align="center"/>
      <style:text-properties fo:font-size="12pt"/>
    </style:style>
    <style:style style:name="P23" style:family="paragraph">
      <loext:graphic-properties draw:fill="solid" draw:fill-color="#ffff00"/>
      <style:paragraph-properties fo:text-align="center"/>
      <style:text-properties fo:font-size="12pt"/>
    </style:style>
    <style:style style:name="P24" style:family="paragraph">
      <loext:graphic-properties draw:fill="solid" draw:fill-color="#00dcff"/>
      <style:paragraph-properties fo:text-align="center"/>
      <style:text-properties fo:font-size="12pt"/>
    </style:style>
    <style:style style:name="P25" style:family="paragraph">
      <loext:graphic-properties draw:fill="solid" draw:fill-color="#ff3333"/>
      <style:paragraph-properties fo:text-align="center"/>
      <style:text-properties fo:font-size="12pt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style:paragraph-properties fo:text-align="start"/>
    </style:style>
    <style:style style:name="P28" style:family="paragraph">
      <loext:graphic-properties draw:fill="solid" draw:fill-color="#ffff00"/>
      <style:paragraph-properties fo:text-align="start"/>
      <style:text-properties fo:font-size="12pt"/>
    </style:style>
    <style:style style:name="P29" style:family="paragraph">
      <loext:graphic-properties draw:fill="solid" draw:fill-color="#b3b3b3"/>
      <style:paragraph-properties fo:text-align="start"/>
      <style:text-properties fo:font-size="12pt"/>
    </style:style>
    <style:style style:name="P30" style:family="paragraph">
      <loext:graphic-properties draw:fill="solid" draw:fill-color="#ffff99"/>
      <style:paragraph-properties fo:text-align="start"/>
      <style:text-properties fo:font-size="12pt"/>
    </style:style>
    <style:style style:name="P31" style:family="paragraph">
      <loext:graphic-properties draw:fill="solid" draw:fill-color="#00ff00"/>
      <style:paragraph-properties fo:text-align="start"/>
      <style:text-properties fo:font-size="12pt"/>
    </style:style>
    <style:style style:name="P32" style:family="paragraph">
      <loext:graphic-properties draw:fill="solid" draw:fill-color="#00b8ff"/>
      <style:paragraph-properties fo:text-align="start"/>
      <style:text-properties fo:font-size="12pt"/>
    </style:style>
    <style:style style:name="P33" style:family="paragraph">
      <loext:graphic-properties draw:fill="solid" draw:fill-color="#9966cc"/>
      <style:paragraph-properties fo:text-align="start"/>
      <style:text-properties fo:font-size="12pt"/>
    </style:style>
    <style:style style:name="P34" style:family="paragraph">
      <loext:graphic-properties draw:fill="solid" draw:fill-color="#0099ff"/>
      <style:paragraph-properties fo:text-align="start"/>
      <style:text-properties fo:font-size="12pt"/>
    </style:style>
    <style:style style:name="P35" style:family="paragraph">
      <loext:graphic-properties draw:fill="solid" draw:fill-color="#999999"/>
      <style:paragraph-properties fo:text-align="start"/>
      <style:text-properties fo:font-size="12pt"/>
    </style:style>
    <style:style style:name="P36" style:family="paragraph">
      <loext:graphic-properties draw:fill="solid" draw:fill-color="#ff9966"/>
      <style:paragraph-properties fo:text-align="start"/>
      <style:text-properties fo:font-size="12pt"/>
    </style:style>
    <style:style style:name="P37" style:family="paragraph">
      <loext:graphic-properties draw:fill="solid" draw:fill-color="#00ccff"/>
      <style:paragraph-properties fo:text-align="start"/>
      <style:text-properties fo:font-size="12pt"/>
    </style:style>
    <style:style style:name="P38" style:family="paragraph">
      <loext:graphic-properties draw:fill-color="#ffffff"/>
      <style:text-properties fo:font-size="28.1000003814697pt"/>
    </style:style>
    <style:style style:name="P39" style:family="paragraph">
      <loext:graphic-properties draw:fill-color="#ffffff"/>
    </style:style>
    <style:style style:name="P40" style:family="paragraph">
      <loext:graphic-properties draw:fill="solid" draw:fill-color="#00ff00"/>
      <style:paragraph-properties fo:text-align="center"/>
      <style:text-properties fo:font-size="18pt"/>
    </style:style>
    <style:style style:name="P41" style:family="paragraph">
      <loext:graphic-properties draw:fill="solid" draw:fill-color="#ffff00"/>
      <style:paragraph-properties fo:text-align="center"/>
      <style:text-properties fo:font-size="18pt"/>
    </style:style>
    <style:style style:name="P42" style:family="paragraph">
      <loext:graphic-properties draw:fill="solid" draw:fill-color="#ff6633"/>
      <style:paragraph-properties fo:text-align="center"/>
      <style:text-properties fo:font-size="18pt"/>
    </style:style>
    <style:style style:name="P43" style:family="paragraph">
      <loext:graphic-properties draw:fill="solid" draw:fill-color="#00dcff"/>
      <style:paragraph-properties fo:text-align="center"/>
      <style:text-properties fo:font-size="18pt"/>
    </style:style>
    <style:style style:name="P44" style:family="paragraph">
      <loext:graphic-properties draw:fill="solid" draw:fill-color="#ff3333"/>
      <style:paragraph-properties fo:text-align="center"/>
      <style:text-properties fo:font-size="18pt"/>
    </style:style>
    <style:style style:name="P45" style:family="paragraph">
      <loext:graphic-properties draw:fill="solid" draw:fill-color="#0099ff"/>
      <style:paragraph-properties fo:text-align="center"/>
      <style:text-properties fo:font-size="12pt"/>
    </style:style>
    <style:style style:name="P46" style:family="paragraph">
      <loext:graphic-properties draw:fill="none"/>
      <style:text-properties fo:font-size="1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2pt"/>
    </style:style>
    <style:style style:name="T5" style:family="text">
      <style:text-properties fo:color="#000000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color="#000000" fo:font-size="18pt"/>
    </style:style>
    <style:style style:name="T8" style:family="text">
      <style:text-properties fo:color="#000000" fo:font-size="18pt" style:font-size-asian="16pt" style:font-size-complex="16pt"/>
    </style:style>
    <style:style style:name="T9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14cm" svg:x="1cm" svg:y="5.5cm" presentation:class="subtitle">
          <draw:text-box>
            <text:p><text:span text:style-name="T1">Relational databases – </text:span></text:p>
            <text:p><text:span text:style-name="T1">deeper look into PostgreSQL</text:span></text:p>
            <text:p text:style-name="P1"><text:span text:style-name="T1"/></text:p>
            <text:p text:style-name="P1"/>
            <text:p text:style-name="P1"/>
            <text:p text:style-name="P1"/>
            <text:p text:style-name="P1"><text:span text:style-name="T2">Michał Zaborowski</text:span></text:p>
            <text:p text:style-name="P1"/>
          </draw:text-box>
        </draw:frame>
        <draw:frame presentation:style-name="pr2" draw:layer="layout" svg:width="26cm" svg:height="2.663cm" svg:x="1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Michał Zaborowski</text:p>
          </draw:text-box>
        </draw:frame>
        <draw:frame presentation:style-name="pr4" draw:layer="layout" svg:width="25.199cm" svg:height="14.311cm" svg:x="1.4cm" svg:y="4.914cm" presentation:class="outline" presentation:user-transformed="true">
          <draw:text-box>
            <text:list text:style-name="L2">
              <text:list-item>
                <text:p>For about 18 years Developer, Engineer.</text:p>
              </text:list-item>
              <text:list-item>
                <text:p xml:id="id1" text:id="id1">For last 3 consultant.</text:p>
                <text:p/>
                <text:list>
                  <text:list-header>
                    <text:p><text:a xlink:href="https://github.com/TeXXaS/postgresql" xlink:type="simple">https://github.com/TeXXaS/postgresql</text:a></text:p>
                    <text:p><text:a xlink:href="http://www.linkedin.com/in/texxas" xlink:type="simple">www.linkedin.com/in/texxas</text:a></text:p>
                    <text:p><text:a xlink:href="mailto:michal@zaborowski.info.pl" xlink:type="simple">michal@zaborowski.info.pl</text:a></text:p>
                    <text:p>michal.zaborowski@gmail.com</text:p>
                  </text:list-header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Agenda</text:p>
          </draw:text-box>
        </draw:frame>
        <draw:frame presentation:style-name="pr5" draw:layer="layout" svg:width="25.199cm" svg:height="14.03cm" svg:x="1.4cm" svg:y="4.914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Proceses</text:p>
              </text:list-item>
              <text:list-item>
                <text:p>Data storage</text:p>
              </text:list-item>
              <text:list-item>
                <text:p>Transactions</text:p>
              </text:list-item>
              <text:list-item>
                <text:p>Indices</text:p>
              </text:list-item>
              <text:list-item>
                <text:p>Locks</text:p>
              </text:list-item>
              <text:list-item>
                <text:p>Query execution process</text:p>
              </text:list-item>
              <text:list-item>
                <text:p>Re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Database – what for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a storage as well defined problem</text:p>
              </text:list-item>
              <text:list-item>
                <text:p>Relational algebra</text:p>
              </text:list-item>
              <text:list-item>
                <text:p>ACID</text:p>
                <text:p/>
              </text:list-item>
              <text:list-item>
                <text:p xml:id="id2" text:id="id2">More-or-less common interface:</text:p>
                <text:list>
                  <text:list-item>
                    <text:p xml:id="id3" text:id="id3">Structured Query Language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Database – what for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a storage as well defined problem</text:p>
              </text:list-item>
              <text:list-item>
                <text:p>Relational algebra</text:p>
              </text:list-item>
              <text:list-item>
                <text:p>ACID</text:p>
                <text:p/>
              </text:list-item>
              <text:list-item>
                <text:p xml:id="id4" text:id="id4">More-or-less common interface:</text:p>
                <text:list>
                  <text:list-item>
                    <text:p xml:id="id5" text:id="id5">Structured Query Language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Processes</text:p>
          </draw:text-box>
        </draw:frame>
        <draw:custom-shape draw:style-name="gr2" draw:text-style-name="P6" draw:layer="layout" svg:width="3.2cm" svg:height="1.2cm" svg:x="5.8cm" svg:y="6.6cm">
          <text:p text:style-name="P5"><text:span text:style-name="T3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13" draw:id="id13" draw:layer="layout" svg:width="3.4cm" svg:height="1.2cm" svg:x="7.8cm" svg:y="8.8cm">
          <text:p text:style-name="P5"><text:span text:style-name="T3">postg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6" draw:id="id6" draw:layer="layout" svg:width="5cm" svg:height="1.2cm" svg:x="2.4cm" svg:y="13cm">
          <text:p text:style-name="P5"><text:span text:style-name="T3">stats coll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7" draw:id="id7" draw:layer="layout" svg:width="5cm" svg:height="1.2cm" svg:x="2.4cm" svg:y="8.2cm">
          <text:p text:style-name="P5"><text:span text:style-name="T3">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8" draw:id="id8" draw:layer="layout" svg:width="5cm" svg:height="1.2cm" svg:x="2.4cm" svg:y="9.8cm">
          <text:p text:style-name="P5"><text:span text:style-name="T3">wal 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9" draw:id="id9" draw:layer="layout" svg:width="5cm" svg:height="1.2cm" svg:x="2.4cm" svg:y="11.4cm">
          <text:p text:style-name="P5"><text:span text:style-name="T3">check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10" draw:id="id10" draw:layer="layout" svg:width="3.4cm" svg:height="1.2cm" svg:x="19.4cm" svg:y="6.6cm">
          <text:p text:style-name="P5"><text:span text:style-name="T3">libp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6" draw:text-style-name="P10" xml:id="id11" draw:id="id11" draw:layer="layout" svg:width="10.399cm" svg:height="0cm" svg:x="9cm" svg:y="7.2cm" svg:viewBox="0 0 10400 0" draw:points="10400,0 0,0">
          <text:p/>
        </draw:polyline>
        <draw:polyline draw:style-name="gr6" draw:text-style-name="P10" xml:id="id14" draw:id="id14" draw:layer="layout" svg:width="8.199cm" svg:height="1.799cm" svg:x="11.2cm" svg:y="7.6cm" svg:viewBox="0 0 8200 1800" draw:points="0,1800 8200,0">
          <text:p/>
        </draw:polyline>
        <draw:custom-shape draw:style-name="gr7" draw:text-style-name="P5" xml:id="id12" draw:id="id12" draw:layer="layout" svg:width="0.2cm" svg:height="1cm" svg:x="8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custom-shape draw:style-name="gr8" draw:text-style-name="P11" xml:id="id42" draw:id="id42" draw:layer="layout" svg:width="1.8cm" svg:height="3cm" svg:x="17cm" svg:y="13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2" xml:id="id41" draw:id="id41" draw:layer="layout" svg:width="2.2cm" svg:height="3cm" svg:x="9.4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layer="layout" svg:width="26cm" svg:height="2.663cm" svg:x="1cm" svg:y="0.837cm" presentation:class="title">
          <draw:text-box>
            <text:p>Memory management</text:p>
          </draw:text-box>
        </draw:frame>
        <draw:line draw:style-name="gr10" draw:text-style-name="P10" draw:layer="layout" svg:x1="1.2cm" svg:y1="8.6cm" svg:x2="26.8cm" svg:y2="8.6cm">
          <text:p/>
        </draw:line>
        <draw:line draw:style-name="gr10" draw:text-style-name="P10" draw:layer="layout" svg:x1="1.2cm" svg:y1="11.4cm" svg:x2="26.8cm" svg:y2="11.4cm">
          <text:p/>
        </draw:line>
        <draw:line draw:style-name="gr10" draw:text-style-name="P10" draw:layer="layout" svg:x1="1.2cm" svg:y1="15.4cm" svg:x2="26.8cm" svg:y2="15.4cm">
          <text:p/>
        </draw:line>
        <draw:frame draw:style-name="gr11" draw:text-style-name="P13" draw:layer="layout" svg:width="2.03cm" svg:height="0.725cm" svg:x="24.8cm" svg:y="7.675cm">
          <draw:text-box>
            <text:p><text:span text:style-name="T4">Kernel</text:span></text:p>
          </draw:text-box>
        </draw:frame>
        <draw:frame draw:style-name="gr12" draw:text-style-name="P13" draw:layer="layout" svg:width="2.618cm" svg:height="0.725cm" svg:x="24.382cm" svg:y="10.075cm">
          <draw:text-box>
            <text:p><text:span text:style-name="T4">Main side</text:span></text:p>
          </draw:text-box>
        </draw:frame>
        <draw:frame draw:style-name="gr13" draw:text-style-name="P13" draw:layer="layout" svg:width="4.083cm" svg:height="0.725cm" svg:x="22.921cm" svg:y="13.075cm">
          <draw:text-box>
            <text:p><text:span text:style-name="T4">Postgres process</text:span></text:p>
          </draw:text-box>
        </draw:frame>
        <draw:frame draw:style-name="gr14" draw:text-style-name="P13" draw:layer="layout" svg:width="2.019cm" svg:height="0.725cm" svg:x="25cm" svg:y="16cm">
          <draw:text-box>
            <text:p><text:span text:style-name="T4">Client</text:span></text:p>
          </draw:text-box>
        </draw:frame>
        <draw:custom-shape draw:style-name="gr15" draw:text-style-name="P14" draw:layer="layout" svg:width="1cm" svg:height="0.8cm" svg:x="0.8cm" svg:y="5.2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1.8cm" svg:y="5.2cm">
          <text:p text:style-name="P5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2.8cm" svg:y="5.2cm">
          <text:p text:style-name="P5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3.8cm" svg:y="5.2cm">
          <text:p text:style-name="P5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4.8cm" svg:y="5.2cm">
          <text:p text:style-name="P5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5.8cm" svg:y="5.2cm">
          <text:p text:style-name="P5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6.8cm" svg:y="5.2cm">
          <text:p text:style-name="P5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7.8cm" svg:y="5.2cm">
          <text:p text:style-name="P5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8.8cm" svg:y="5.2cm">
          <text:p text:style-name="P5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9.8cm" svg:y="5.2cm">
          <text:p text:style-name="P5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10.8cm" svg:y="5.2cm">
          <text:p text:style-name="P5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11.8cm" svg:y="5.2cm">
          <text:p text:style-name="P5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12.8cm" svg:y="5.2cm">
          <text:p text:style-name="P5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13.8cm" svg:y="5.2cm">
          <text:p text:style-name="P5"><text:span text:style-name="T4">14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14.8cm" svg:y="5.2cm">
          <text:p text:style-name="P5"><text:span text:style-name="T4">15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15.8cm" svg:y="5.2cm">
          <text:p text:style-name="P5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16.8cm" svg:y="5.2cm">
          <text:p text:style-name="P5"><text:span text:style-name="T4">17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17.8cm" svg:y="5.2cm">
          <text:p text:style-name="P5"><text:span text:style-name="T4">18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18.8cm" svg:y="5.2cm">
          <text:p text:style-name="P5"><text:span text:style-name="T4">19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19.8cm" svg:y="5.2cm">
          <text:p text:style-name="P5"><text:span text:style-name="T4">20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cm" svg:height="0.8cm" svg:x="20.8cm" svg:y="5.2cm">
          <text:p text:style-name="P5"><text:span text:style-name="T4">21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556cm" svg:height="0.725cm" svg:x="25.4cm" svg:y="5.2cm">
          <draw:text-box>
            <text:p><text:span text:style-name="T4">disk</text:span></text:p>
          </draw:text-box>
        </draw:frame>
        <draw:custom-shape draw:style-name="gr17" draw:text-style-name="P15" draw:layer="layout" svg:width="1cm" svg:height="0.8cm" svg:x="5.8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6.8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7.8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8.8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9.8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11.8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12.8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13.8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14.8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15.8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16.8cm" svg:y="7.2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4.2cm" svg:height="0.748cm" svg:x="18cm" svg:y="7.2cm">
          <draw:text-box>
            <text:p><text:span text:style-name="T4">Memory cache</text:span></text:p>
          </draw:text-box>
        </draw:frame>
        <draw:custom-shape draw:style-name="gr17" draw:text-style-name="P15" draw:layer="layout" svg:width="1cm" svg:height="0.8cm" svg:x="7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8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9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10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11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0.8cm" svg:x="12.8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4.2cm" svg:height="0.748cm" svg:x="15.4cm" svg:y="9.8cm">
          <draw:text-box>
            <text:p><text:span text:style-name="T4">Shared buffers</text:span></text:p>
          </draw:text-box>
        </draw:frame>
        <draw:custom-shape draw:style-name="gr19" draw:text-style-name="P15" draw:layer="layout" svg:width="4cm" svg:height="0.8cm" svg:x="3.4cm" svg:y="12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.6cm" svg:height="0.8cm" svg:x="8.8cm" svg:y="12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.6cm" svg:height="0.8cm" svg:x="8.8cm" svg:y="16.6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2.787cm" svg:height="0.725cm" svg:x="3.213cm" svg:y="13.875cm">
          <draw:text-box>
            <text:p><text:span text:style-name="T4">Sort buffer</text:span></text:p>
          </draw:text-box>
        </draw:frame>
        <draw:frame draw:style-name="gr22" draw:text-style-name="P13" draw:layer="layout" svg:width="2.004cm" svg:height="0.725cm" svg:x="9.4cm" svg:y="13.875cm">
          <draw:text-box>
            <text:p><text:span text:style-name="T4">Result</text:span></text:p>
          </draw:text-box>
        </draw:frame>
        <draw:custom-shape draw:style-name="gr20" draw:text-style-name="P15" draw:layer="layout" svg:width="3.6cm" svg:height="0.8cm" svg:x="22cm" svg:y="5.2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2.004cm" svg:height="0.725cm" svg:x="9.596cm" svg:y="17.675cm">
          <draw:text-box>
            <text:p><text:span text:style-name="T4">Result</text:span></text:p>
          </draw:text-box>
        </draw:frame>
        <draw:custom-shape draw:style-name="gr23" draw:text-style-name="P15" draw:layer="layout" svg:width="2.8cm" svg:height="0.8cm" svg:x="16.2cm" svg:y="16.6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174cm" svg:height="0.725cm" svg:x="16.4cm" svg:y="17.6cm">
          <draw:text-box>
            <text:p><text:span text:style-name="T4">Update</text:span></text:p>
          </draw:text-box>
        </draw:frame>
        <draw:custom-shape draw:style-name="gr23" draw:text-style-name="P15" draw:layer="layout" svg:width="2.8cm" svg:height="0.8cm" svg:x="16.4cm" svg:y="12.8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174cm" svg:height="0.725cm" svg:x="16.6cm" svg:y="13.8cm">
          <draw:text-box>
            <text:p><text:span text:style-name="T4">Update</text:span></text:p>
          </draw:text-box>
        </draw:frame>
        <draw:custom-shape draw:style-name="gr15" draw:text-style-name="P14" xml:id="id15" draw:id="id15" draw:layer="layout" svg:width="1cm" svg:height="0.8cm" svg:x="5.8cm" svg:y="7.2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6" draw:id="id16" draw:layer="layout" svg:width="1cm" svg:height="0.8cm" svg:x="6.8cm" svg:y="7.2cm">
          <text:p text:style-name="P5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7" draw:id="id17" draw:layer="layout" svg:width="1cm" svg:height="0.8cm" svg:x="7.8cm" svg:y="7.2cm">
          <text:p text:style-name="P5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8" draw:id="id18" draw:layer="layout" svg:width="1cm" svg:height="0.8cm" svg:x="8.8cm" svg:y="7.2cm">
          <text:p text:style-name="P5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9" draw:id="id19" draw:layer="layout" svg:width="1cm" svg:height="0.8cm" svg:x="9.8cm" svg:y="7.2cm">
          <text:p text:style-name="P5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20" draw:id="id20" draw:layer="layout" svg:width="1cm" svg:height="0.8cm" svg:x="10.8cm" svg:y="7.2cm">
          <text:p text:style-name="P5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21" draw:id="id21" draw:layer="layout" svg:width="1cm" svg:height="0.8cm" svg:x="7.8cm" svg:y="9.8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22" draw:id="id22" draw:layer="layout" svg:width="1cm" svg:height="0.8cm" svg:x="8.8cm" svg:y="9.8cm">
          <text:p text:style-name="P5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23" draw:id="id23" draw:layer="layout" svg:width="1cm" svg:height="0.8cm" svg:x="9.8cm" svg:y="9.8cm">
          <text:p text:style-name="P5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24" draw:id="id24" draw:layer="layout" svg:width="1cm" svg:height="0.8cm" svg:x="10.8cm" svg:y="9.8cm">
          <text:p text:style-name="P5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25" draw:id="id25" draw:layer="layout" svg:width="1cm" svg:height="0.8cm" svg:x="11.8cm" svg:y="9.8cm">
          <text:p text:style-name="P5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26" draw:id="id26" draw:layer="layout" svg:width="1cm" svg:height="0.8cm" svg:x="12.8cm" svg:y="9.8cm">
          <text:p text:style-name="P5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29" draw:id="id29" draw:layer="layout" svg:width="1cm" svg:height="0.8cm" svg:x="11.8cm" svg:y="7.2cm">
          <text:p text:style-name="P5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30" draw:id="id30" draw:layer="layout" svg:width="1cm" svg:height="0.8cm" svg:x="12.8cm" svg:y="7.2cm">
          <text:p text:style-name="P5"><text:span text:style-name="T4">14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31" draw:id="id31" draw:layer="layout" svg:width="1cm" svg:height="0.8cm" svg:x="13.8cm" svg:y="7.2cm">
          <text:p text:style-name="P5"><text:span text:style-name="T4">15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xml:id="id37" draw:id="id37" draw:layer="layout" svg:width="3.6cm" svg:height="0.8cm" svg:x="8.8cm" svg:y="1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xml:id="id39" draw:id="id39" draw:layer="layout" svg:width="4cm" svg:height="0.8cm" svg:x="3.4cm" svg:y="1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6cm" svg:height="0.8cm" svg:x="8.8cm" svg:y="16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xml:id="id27" draw:id="id27" draw:layer="layout" svg:width="2.2cm" svg:height="1.198cm" svg:x="7.92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2" xml:id="id32" draw:id="id32" draw:layer="layout" svg:width="2.2cm" svg:height="1.198cm" svg:x="12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2" xml:id="id28" draw:id="id28" draw:layer="layout" svg:width="2.2cm" svg:height="1.798cm" svg:x="7.8cm" svg:y="8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2" xml:id="id33" draw:id="id33" draw:layer="layout" svg:width="2.2cm" svg:height="1.798cm" svg:x="11.4cm" svg:y="8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2" xml:id="id38" draw:id="id38" draw:layer="layout" svg:width="2.2cm" svg:height="2.198cm" svg:x="9.4cm" svg:y="10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olyline draw:style-name="gr30" draw:text-style-name="P10" xml:id="id40" draw:id="id40" draw:layer="layout" svg:width="1.399cm" svg:height="0cm" svg:x="7.4cm" svg:y="13.2cm" svg:viewBox="0 0 1400 0" draw:points="1400,0 0,0">
          <text:p/>
        </draw:polyline>
        <draw:custom-shape draw:style-name="gr15" draw:text-style-name="P14" xml:id="id34" draw:id="id34" draw:layer="layout" svg:width="1cm" svg:height="0.8cm" svg:x="7.8cm" svg:y="9.8cm">
          <text:p text:style-name="P5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35" draw:id="id35" draw:layer="layout" svg:width="1cm" svg:height="0.8cm" svg:x="8.8cm" svg:y="9.8cm">
          <text:p text:style-name="P5"><text:span text:style-name="T4">14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36" draw:id="id36" draw:layer="layout" svg:width="1cm" svg:height="0.8cm" svg:x="9.8cm" svg:y="9.802cm">
          <text:p text:style-name="P5"><text:span text:style-name="T4">15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xml:id="id43" draw:id="id43" draw:layer="layout" svg:width="2.8cm" svg:height="0.8cm" svg:x="16.2cm" svg:y="1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xml:id="id44" draw:id="id44" draw:layer="layout" svg:width="2.8cm" svg:height="0.8cm" svg:x="16.4cm" svg:y="12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45" draw:id="id45" draw:layer="layout" svg:width="1cm" svg:height="0.8cm" svg:x="10.8cm" svg:y="9.802cm">
          <text:p text:style-name="P5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xml:id="id46" draw:id="id46" draw:layer="layout" svg:width="1cm" svg:height="0.8cm" svg:x="12.8cm" svg:y="9.8cm">
          <text:p text:style-name="P5"><text:span text:style-name="T4">17</text:span></text:p>
          <draw:enhanced-geometry svg:viewBox="0 0 21600 21600" draw:type="rectangle" draw:enhanced-path="M 0 0 L 21600 0 21600 21600 0 21600 0 0 Z N"/>
        </draw:custom-shape>
        <draw:polyline draw:style-name="gr33" draw:text-style-name="P10" xml:id="id47" draw:id="id47" draw:layer="layout" svg:width="5.399cm" svg:height="2.197cm" svg:x="11.4cm" svg:y="10.602cm" svg:viewBox="0 0 5400 2198" draw:points="5400,2198 0,0">
          <text:p/>
        </draw:polyline>
        <draw:polyline draw:style-name="gr33" draw:text-style-name="P10" xml:id="id48" draw:id="id48" draw:layer="layout" svg:width="3.999cm" svg:height="2.196cm" svg:x="13.4cm" svg:y="10.603cm" svg:viewBox="0 0 4000 2197" draw:points="4000,2197 0,0">
          <text:p/>
        </draw:polyline>
        <draw:frame draw:style-name="gr34" draw:text-style-name="P13" draw:layer="layout" svg:width="1.725cm" svg:height="0.725cm" svg:x="21.2cm" svg:y="9.332cm">
          <draw:text-box>
            <text:p><text:span text:style-name="T4">WAL</text:span></text:p>
          </draw:text-box>
        </draw:frame>
        <draw:polyline draw:style-name="gr33" draw:text-style-name="P10" xml:id="id49" draw:id="id49" draw:layer="layout" svg:width="5.199cm" svg:height="6.799cm" svg:x="18.8cm" svg:y="6cm" svg:viewBox="0 0 5200 6800" draw:points="0,6800 5200,0">
          <text:p/>
        </draw:polyline>
        <draw:custom-shape draw:style-name="gr35" draw:text-style-name="P19" xml:id="id50" draw:id="id50" draw:layer="layout" svg:width="1cm" svg:height="0.8cm" svg:x="23.4cm" svg:y="5.2cm">
          <text:p/>
          <draw:enhanced-geometry svg:viewBox="0 0 21600 21600" draw:type="rectangle" draw:enhanced-path="M 0 0 L 21600 0 21600 21600 0 21600 0 0 Z N"/>
        </draw:custom-shape>
        <draw:polyline draw:style-name="gr33" draw:text-style-name="P10" xml:id="id53" draw:id="id53" draw:layer="layout" svg:width="3.799cm" svg:height="1.799cm" svg:x="11.4cm" svg:y="8cm" svg:viewBox="0 0 3800 1800" draw:points="0,1800 3800,0">
          <text:p/>
        </draw:polyline>
        <draw:polyline draw:style-name="gr33" draw:text-style-name="P10" xml:id="id54" draw:id="id54" draw:layer="layout" svg:width="2.999cm" svg:height="1.799cm" svg:x="13.4cm" svg:y="8cm" svg:viewBox="0 0 3000 1800" draw:points="0,1800 3000,0">
          <text:p/>
        </draw:polyline>
        <draw:custom-shape draw:style-name="gr32" draw:text-style-name="P20" xml:id="id51" draw:id="id51" draw:layer="layout" svg:width="1cm" svg:height="0.8cm" svg:x="14.8cm" svg:y="7.2cm">
          <text:p text:style-name="P5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xml:id="id52" draw:id="id52" draw:layer="layout" svg:width="1cm" svg:height="0.8cm" svg:x="15.8cm" svg:y="7.2cm">
          <text:p text:style-name="P5"><text:span text:style-name="T4">17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xml:id="id55" draw:id="id55" draw:layer="layout" svg:width="1cm" svg:height="0.8cm" svg:x="15.8cm" svg:y="5.2cm">
          <text:p text:style-name="P5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xml:id="id56" draw:id="id56" draw:layer="layout" svg:width="1cm" svg:height="0.8cm" svg:x="16.8cm" svg:y="5.2cm">
          <text:p text:style-name="P5"><text:span text:style-name="T4">17</text:span></text:p>
          <draw:enhanced-geometry svg:viewBox="0 0 21600 21600" draw:type="rectangle" draw:enhanced-path="M 0 0 L 21600 0 21600 21600 0 21600 0 0 Z N"/>
        </draw:custom-shape>
        <draw:polyline draw:style-name="gr33" draw:text-style-name="P10" xml:id="id57" draw:id="id57" draw:layer="layout" svg:width="0.999cm" svg:height="1.197cm" svg:x="15.4cm" svg:y="6cm" svg:viewBox="0 0 1000 1198" draw:points="0,1198 1000,0">
          <text:p/>
        </draw:polyline>
        <draw:polyline draw:style-name="gr33" draw:text-style-name="P10" xml:id="id58" draw:id="id58" draw:layer="layout" svg:width="0.999cm" svg:height="1.199cm" svg:x="16.4cm" svg:y="6cm" svg:viewBox="0 0 1000 1200" draw:points="0,1200 10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27" smil:attributeName="x" smil:values="x;x" smil:keyTimes="0;1"/>
                  <anim:animate smil:dur="0.5s" smil:targetElement="id27" smil:attributeName="y" smil:values="y;1+height/2" smil:keyTimes="0;1"/>
                  <anim:set smil:begin="0.499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8" smil:attributeName="x" smil:values="x;x" smil:keyTimes="0;1"/>
                  <anim:animate smil:dur="0.5s" smil:targetElement="id28" smil:attributeName="y" smil:values="y;1+height/2" smil:keyTimes="0;1"/>
                  <anim:set smil:begin="0.499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3" smil:attributeName="x" smil:values="x;x" smil:keyTimes="0;1"/>
                  <anim:animate smil:dur="0.5s" smil:targetElement="id33" smil:attributeName="y" smil:values="y;1+height/2" smil:keyTimes="0;1"/>
                  <anim:set smil:begin="0.499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32" smil:attributeName="x" smil:values="x;x" smil:keyTimes="0;1"/>
                  <anim:animate smil:dur="0.5s" smil:targetElement="id32" smil:attributeName="y" smil:values="y;1+height/2" smil:keyTimes="0;1"/>
                  <anim:set smil:begin="0.499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8" smil:attributeName="x" smil:values="x;x" smil:keyTimes="0;1"/>
                  <anim:animate smil:dur="0.5s" smil:targetElement="id38" smil:attributeName="y" smil:values="y;1+height/2" smil:keyTimes="0;1"/>
                  <anim:set smil:begin="0.499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41" smil:attributeName="x" smil:values="x;x" smil:keyTimes="0;1"/>
                  <anim:animate smil:dur="0.5s" smil:targetElement="id41" smil:attributeName="y" smil:values="y;1+height/2" smil:keyTimes="0;1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40" smil:attributeName="x" smil:values="x;x" smil:keyTimes="0;1"/>
                  <anim:animate smil:dur="0.5s" smil:targetElement="id40" smil:attributeName="y" smil:values="y;1+height/2" smil:keyTimes="0;1"/>
                  <anim:set smil:begin="0.499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42" smil:attributeName="x" smil:values="x;x" smil:keyTimes="0;1"/>
                  <anim:animate smil:dur="0.5s" smil:targetElement="id42" smil:attributeName="y" smil:values="y;1+height/2" smil:keyTimes="0;1"/>
                  <anim:set smil:begin="0.499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Data storage – The Page</text:p>
          </draw:text-box>
        </draw:frame>
        <draw:custom-shape draw:style-name="gr36" draw:text-style-name="P21" draw:layer="layout" svg:width="17.6cm" svg:height="11.2cm" svg:x="6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4.659cm" svg:height="1.4cm" svg:x="6.2cm" svg:y="5.8cm">
          <text:p text:style-name="P5"><text:span text:style-name="T4">Header</text:span></text:p>
          <draw:enhanced-geometry svg:viewBox="0 0 21600 21600" draw:type="rectangle" draw:enhanced-path="M 0 0 L 21600 0 21600 21600 0 21600 0 0 Z N"/>
        </draw:custom-shape>
        <draw:custom-shape draw:style-name="gr38" draw:text-style-name="P23" draw:layer="layout" svg:width="1.897cm" svg:height="1.4cm" svg:x="10.859cm" svg:y="5.8cm">
          <text:p text:style-name="P5"><text:span text:style-name="T4">Ptr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1.899cm" svg:height="1.4cm" svg:x="12.756cm" svg:y="5.8cm">
          <text:p text:style-name="P5"><text:span text:style-name="T4">Ptr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1.898cm" svg:height="1.4cm" svg:x="14.655cm" svg:y="5.8cm">
          <text:p text:style-name="P5"><text:span text:style-name="T4">Ptr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1.898cm" svg:height="1.4cm" svg:x="16.553cm" svg:y="5.8cm">
          <text:p text:style-name="P5"><text:span text:style-name="T4">Ptr</text:span></text:p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4.831cm" svg:height="1.4cm" svg:x="18.969cm" svg:y="15.6cm">
          <text:p text:style-name="P5"><text:span text:style-name="T4">Special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4.659cm" svg:height="1.4cm" svg:x="14.31cm" svg:y="15.6cm">
          <text:p text:style-name="P5"><text:span text:style-name="T4">Tuple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8.11cm" svg:height="1.4cm" svg:x="6.2cm" svg:y="15.6cm">
          <text:p text:style-name="P5"><text:span text:style-name="T4">Tuple</text:span></text:p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5.004cm" svg:height="1.4cm" svg:x="18.796cm" svg:y="14.2cm">
          <text:p text:style-name="P5"><text:span text:style-name="T4">Tuple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9.145cm" svg:height="1.4cm" svg:x="9.651cm" svg:y="14.2cm">
          <text:p text:style-name="P5"><text:span text:style-name="T4">Tuple</text:span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1.726cm" svg:height="1.167cm" svg:x="18.623cm" svg:y="6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26" draw:layer="layout" svg:width="1.725cm" svg:height="1.05cm" svg:x="7.408cm" svg:y="14.317cm">
          <text:p/>
          <draw:enhanced-geometry svg:viewBox="0 0 21600 21600" draw:text-areas="?f7 ?f0 21600 ?f2" draw:type="left-arrow" draw:modifiers="4728.035982009 4674.805771365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3" draw:text-style-name="P10" draw:layer="layout" svg:x1="11.8cm" svg:y1="7cm" svg:x2="14.31cm" svg:y2="15.6cm">
          <text:p/>
        </draw:line>
        <draw:line draw:style-name="gr33" draw:text-style-name="P10" draw:layer="layout" svg:x1="13.8cm" svg:y1="7cm" svg:x2="6.2cm" svg:y2="15.6cm">
          <text:p/>
        </draw:line>
        <draw:line draw:style-name="gr33" draw:text-style-name="P10" draw:layer="layout" svg:x1="15.6cm" svg:y1="7cm" svg:x2="18.796cm" svg:y2="14.2cm">
          <text:p/>
        </draw:line>
        <draw:line draw:style-name="gr33" draw:text-style-name="P10" draw:layer="layout" svg:x1="17.6cm" svg:y1="7cm" svg:x2="9.651cm" svg:y2="14.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Tuple</text:p>
          </draw:text-box>
        </draw:frame>
        <draw:custom-shape draw:style-name="gr48" draw:text-style-name="P28" draw:layer="layout" svg:width="6cm" svg:height="0.96cm" svg:x="5.2cm" svg:y="5.761cm">
          <text:p text:style-name="P27"><text:span text:style-name="T4">x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9" draw:layer="layout" svg:width="6cm" svg:height="0.961cm" svg:x="5.2cm" svg:y="4.8cm">
          <text:p text:style-name="P27"><text:span text:style-name="T4">OID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6cm" svg:height="0.961cm" svg:x="5.2cm" svg:y="6.721cm">
          <text:p text:style-name="P27"><text:span text:style-name="T4">xmax</text:span></text:p>
          <draw:enhanced-geometry svg:viewBox="0 0 21600 21600" draw:type="rectangle" draw:enhanced-path="M 0 0 L 21600 0 21600 21600 0 21600 0 0 Z N"/>
        </draw:custom-shape>
        <draw:custom-shape draw:style-name="gr51" draw:text-style-name="P30" draw:layer="layout" svg:width="6cm" svg:height="0.96cm" svg:x="5.2cm" svg:y="7.682cm">
          <text:p text:style-name="P27"><text:span text:style-name="T4">cmin</text:span></text:p>
          <draw:enhanced-geometry svg:viewBox="0 0 21600 21600" draw:type="rectangle" draw:enhanced-path="M 0 0 L 21600 0 21600 21600 0 21600 0 0 Z N"/>
        </draw:custom-shape>
        <draw:custom-shape draw:style-name="gr52" draw:text-style-name="P30" draw:layer="layout" svg:width="6cm" svg:height="0.961cm" svg:x="5.2cm" svg:y="8.642cm">
          <text:p text:style-name="P27"><text:span text:style-name="T4">c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31" draw:layer="layout" svg:width="6cm" svg:height="0.96cm" svg:x="5.2cm" svg:y="9.603cm">
          <text:p text:style-name="P27"><text:span text:style-name="T4">ctid – tuple id</text:span></text:p>
          <draw:enhanced-geometry svg:viewBox="0 0 21600 21600" draw:type="rectangle" draw:enhanced-path="M 0 0 L 21600 0 21600 21600 0 21600 0 0 Z N"/>
        </draw:custom-shape>
        <draw:custom-shape draw:style-name="gr54" draw:text-style-name="P32" draw:layer="layout" svg:width="6cm" svg:height="0.961cm" svg:x="5.2cm" svg:y="10.563cm">
          <text:p text:style-name="P27"><text:span text:style-name="T4">num of attrs</text:span></text:p>
          <draw:enhanced-geometry svg:viewBox="0 0 21600 21600" draw:type="rectangle" draw:enhanced-path="M 0 0 L 21600 0 21600 21600 0 21600 0 0 Z N"/>
        </draw:custom-shape>
        <draw:custom-shape draw:style-name="gr55" draw:text-style-name="P33" draw:layer="layout" svg:width="6cm" svg:height="0.96cm" svg:x="5.2cm" svg:y="11.524cm">
          <text:p text:style-name="P27"><text:span text:style-name="T4">flags</text:span></text:p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6cm" svg:height="0.961cm" svg:x="5.2cm" svg:y="12.484cm">
          <text:p text:style-name="P27"><text:span text:style-name="T4">len of header</text:span></text:p>
          <draw:enhanced-geometry svg:viewBox="0 0 21600 21600" draw:type="rectangle" draw:enhanced-path="M 0 0 L 21600 0 21600 21600 0 21600 0 0 Z N"/>
        </draw:custom-shape>
        <draw:custom-shape draw:style-name="gr57" draw:text-style-name="P35" draw:layer="layout" svg:width="6cm" svg:height="1.344cm" svg:x="5.2cm" svg:y="13.445cm">
          <text:p text:style-name="P27"><text:span text:style-name="T4">null bitmap</text:span></text:p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6cm" svg:height="4.034cm" svg:x="5.2cm" svg:y="15.174cm">
          <text:p text:style-name="P27"><text:span text:style-name="T4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8" draw:layer="layout" svg:width="7.4cm" svg:height="0.961cm" svg:x="13.2cm" svg:y="4.8cm">
          <text:p text:style-name="P27"><text:span text:style-name="T4">xmin – insert x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draw:layer="layout" svg:width="7.4cm" svg:height="0.96cm" svg:x="13.2cm" svg:y="5.761cm">
          <text:p text:style-name="P27"><text:span text:style-name="T4">xmax – delete xid</text:span></text:p>
          <draw:enhanced-geometry svg:viewBox="0 0 21600 21600" draw:type="rectangle" draw:enhanced-path="M 0 0 L 21600 0 21600 21600 0 21600 0 0 Z N"/>
        </draw:custom-shape>
        <draw:custom-shape draw:style-name="gr61" draw:text-style-name="P30" draw:layer="layout" svg:width="7.4cm" svg:height="0.96cm" svg:x="13.2cm" svg:y="7.682cm">
          <text:p text:style-name="P27"><text:span text:style-name="T4">Xvac – transaction id</text:span></text:p>
          <draw:enhanced-geometry svg:viewBox="0 0 21600 21600" draw:type="rectangle" draw:enhanced-path="M 0 0 L 21600 0 21600 21600 0 21600 0 0 Z N"/>
        </draw:custom-shape>
        <draw:custom-shape draw:style-name="gr62" draw:text-style-name="P37" draw:layer="layout" svg:width="7.4cm" svg:height="0.96cm" svg:x="13.2cm" svg:y="9.603cm">
          <text:p text:style-name="P27"><text:span text:style-name="T4">infomask2 – # of attrs</text:span></text:p>
          <draw:enhanced-geometry svg:viewBox="0 0 21600 21600" draw:type="rectangle" draw:enhanced-path="M 0 0 L 21600 0 21600 21600 0 21600 0 0 Z N"/>
        </draw:custom-shape>
        <draw:custom-shape draw:style-name="gr63" draw:text-style-name="P31" draw:layer="layout" svg:width="7.4cm" svg:height="0.961cm" svg:x="13.2cm" svg:y="6.721cm">
          <text:p text:style-name="P27"><text:span text:style-name="T4">cid – command id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7.4cm" svg:height="0.96cm" svg:x="13.2cm" svg:y="11.524cm">
          <text:p text:style-name="P27"><text:span text:style-name="T4">hoff – offset of user data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draw:layer="layout" svg:width="7.4cm" svg:height="1.537cm" svg:x="13.2cm" svg:y="12.484cm">
          <text:p text:style-name="P27"><text:span text:style-name="T4">null bitmap</text:span></text:p>
          <draw:enhanced-geometry svg:viewBox="0 0 21600 21600" draw:type="rectangle" draw:enhanced-path="M 0 0 L 21600 0 21600 21600 0 21600 0 0 Z N"/>
        </draw:custom-shape>
        <draw:custom-shape draw:style-name="gr66" draw:text-style-name="P36" draw:layer="layout" svg:width="7.4cm" svg:height="4.034cm" svg:x="13.2cm" svg:y="15.366cm">
          <text:p text:style-name="P27"><text:span text:style-name="T4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7" draw:layer="layout" svg:width="7.4cm" svg:height="0.961cm" svg:x="13.2cm" svg:y="10.563cm">
          <text:p text:style-name="P27"><text:span text:style-name="T4">infomask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draw:layer="layout" svg:width="7.4cm" svg:height="0.961cm" svg:x="13.2cm" svg:y="14.021cm">
          <text:p text:style-name="P27"><text:span text:style-name="T4">O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0" draw:layer="layout" svg:width="7.4cm" svg:height="0.961cm" svg:x="13.2cm" svg:y="8.642cm">
          <text:p text:style-name="P27"><text:span text:style-name="T4">ctid – link to newer ver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MVCC</text:p>
          </draw:text-box>
        </draw:frame>
        <draw:frame presentation:style-name="pr6" draw:layer="layout" svg:width="26cm" svg:height="16.484cm" svg:x="1cm" svg:y="5.5cm" presentation:class="outline">
          <draw:text-box>
            <text:list text:style-name="L2">
              <text:list-item>
                <text:p>No override on tuple level</text:p>
              </text:list-item>
              <text:list-item>
                <text:p>Every change is wrote in new tuple, as a new version</text:p>
              </text:list-item>
              <text:list-item>
                <text:p>DB has ”Snapshot” of transac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WAL</text:p>
          </draw:text-box>
        </draw:frame>
        <draw:frame presentation:style-name="pr7" draw:layer="layout" svg:width="25.199cm" svg:height="15.787cm" svg:x="1.201cm" svg:y="4.413cm" presentation:class="outline" presentation:user-transformed="true">
          <draw:text-box>
            <text:list text:style-name="L2">
              <text:list-item>
                <text:p>C-log</text:p>
              </text:list-item>
              <text:list-item>
                <text:p>X-log</text:p>
              </text:list-item>
              <text:list-item>
                <text:p>Chceck 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Table</text:p>
          </draw:text-box>
        </draw:frame>
        <draw:frame presentation:style-name="pr6" draw:layer="layout" svg:width="26cm" svg:height="16.484cm" svg:x="1cm" svg:y="5.5cm" presentation:class="outline">
          <draw:text-box>
            <text:list text:style-name="L2">
              <text:list-item>
                <text:p>How it looks on disk.</text:p>
              </text:list-item>
              <text:list-item>
                <text:p>TID</text:p>
                <text:list>
                  <text:list-item>
                    <text:p>Page id</text:p>
                  </text:list-item>
                  <text:list-item>
                    <text:p>Tuple id</text:p>
                  </text:list-item>
                </text:list>
              </text:list-item>
              <text:list-item>
                <text:p>TOA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Vacuum</text:p>
          </draw:text-box>
        </draw:frame>
        <draw:frame presentation:style-name="pr6" draw:layer="layout" svg:width="26cm" svg:height="16.484cm" svg:x="1cm" svg:y="5.5cm" presentation:class="outline">
          <draw:text-box>
            <text:list text:style-name="L2">
              <text:list-item>
                <text:p>Space releasing</text:p>
              </text:list-item>
              <text:list-item>
                <text:p>Transactions manageme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Vacuum – modern way</text:p>
          </draw:text-box>
        </draw:frame>
        <draw:frame presentation:style-name="pr6" draw:layer="layout" svg:width="26cm" svg:height="16.484cm" svg:x="1cm" svg:y="5.5cm" presentation:class="outline">
          <draw:text-box>
            <text:list text:style-name="L2">
              <text:list-item>
                <text:p>Space releasing</text:p>
                <text:list>
                  <text:list-item>
                    <text:p>Free Space Map</text:p>
                  </text:list-item>
                  <text:list-item>
                    <text:p>FSM per table</text:p>
                  </text:list-item>
                </text:list>
              </text:list-item>
              <text:list-item>
                <text:p>Vacuum map</text:p>
              </text:list-item>
              <text:list-item>
                <text:p>Transactions mana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Transaction</text:p>
          </draw:text-box>
        </draw:frame>
        <draw:frame presentation:style-name="pr7" draw:layer="layout" svg:width="25.199cm" svg:height="15.787cm" svg:x="1.201cm" svg:y="4.413cm" presentation:class="outline" presentation:user-transformed="true">
          <draw:text-box>
            <text:list text:style-name="L2">
              <text:list-item>
                <text:p>Change management</text:p>
                <text:list>
                  <text:list-item>
                    <text:p>MVCC</text:p>
                  </text:list-item>
                  <text:list-item>
                    <text:p>Redo / undo logs</text:p>
                  </text:list-item>
                </text:list>
              </text:list-item>
              <text:list-item>
                <text:p>Multi phase transactions</text:p>
              </text:list-item>
              <text:list-item>
                <text:p>Transactions and stored proced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ACID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Atomic – whole transaction appears, instantly</text:p>
              </text:list-item>
              <text:list-item>
                <text:p>Consistent – all constraints applied</text:p>
              </text:list-item>
              <text:list-item>
                <text:p>Isolated – transactions do not interfere</text:p>
              </text:list-item>
              <text:list-item>
                <text:p>Durable – if job is done, it is done forew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Transaction isolation</text:p>
          </draw:text-box>
        </draw:frame>
        <draw:frame draw:style-name="standard" draw:layer="layout" svg:width="20.448cm" svg:height="9.97cm" svg:x="1.442cm" svg:y="4.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5">Level</text:span></text:p>
              </table:table-cell>
              <table:table-cell>
                <text:p><text:span text:style-name="T5">Dirty read</text:span></text:p>
              </table:table-cell>
              <table:table-cell>
                <text:p><text:span text:style-name="T5">Non repetable Read</text:span></text:p>
              </table:table-cell>
              <table:table-cell>
                <text:p><text:span text:style-name="T5">Phantom read</text:span></text:p>
              </table:table-cell>
            </table:table-row>
            <table:table-row table:style-name="ro2" table:default-cell-style-name="ce2">
              <table:table-cell>
                <text:p><text:span text:style-name="T5">Serializable</text:span></text:p>
              </table:table-cell>
              <table:table-cell>
                <text:p><text:span text:style-name="T5">Not possible</text:span></text:p>
              </table:table-cell>
              <table:table-cell>
                <text:p><text:span text:style-name="T5">Not Possible</text:span></text:p>
              </table:table-cell>
              <table:table-cell>
                <text:p><text:span text:style-name="T5">Not Possible</text:span></text:p>
              </table:table-cell>
            </table:table-row>
            <table:table-row table:style-name="ro2" table:default-cell-style-name="ce2">
              <table:table-cell>
                <text:p><text:span text:style-name="T5">Repetable reads</text:span></text:p>
              </table:table-cell>
              <table:table-cell>
                <text:p><text:span text:style-name="T5">Not possible</text:span></text:p>
                <text:p><text:span text:style-name="T5"/></text:p>
              </table:table-cell>
              <table:table-cell>
                <text:p><text:span text:style-name="T5">Not Possible</text:span></text:p>
              </table:table-cell>
              <table:table-cell>
                <text:p><text:span text:style-name="T5">Possible</text:span></text:p>
              </table:table-cell>
            </table:table-row>
            <table:table-row table:style-name="ro2" table:default-cell-style-name="ce2">
              <table:table-cell>
                <text:p><text:span text:style-name="T5">Read committed</text:span></text:p>
              </table:table-cell>
              <table:table-cell>
                <text:p><text:span text:style-name="T5">Not possible</text:span></text:p>
              </table:table-cell>
              <table:table-cell>
                <text:p><text:span text:style-name="T5">Possible</text:span></text:p>
              </table:table-cell>
              <table:table-cell>
                <text:p><text:span text:style-name="T5">Possible</text:span></text:p>
              </table:table-cell>
            </table:table-row>
            <table:table-row table:style-name="ro3" table:default-cell-style-name="ce2">
              <table:table-cell>
                <text:p><text:span text:style-name="T5">Read uncommited</text:span></text:p>
              </table:table-cell>
              <table:table-cell>
                <text:p><text:span text:style-name="T5">Possible</text:span></text:p>
              </table:table-cell>
              <table:table-cell table:style-name="ce3">
                <text:p><text:span text:style-name="T6">Possible</text:span></text:p>
              </table:table-cell>
              <table:table-cell>
                <text:p><text:span text:style-name="T5">Possib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Indice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w to index:</text:p>
                <text:list>
                  <text:list-item>
                    <text:p>B-tree</text:p>
                  </text:list-item>
                  <text:list-item>
                    <text:p>Hash,</text:p>
                  </text:list-item>
                  <text:list-item>
                    <text:p>Bitmap,</text:p>
                  </text:list-item>
                  <text:list-item>
                    <text:p>BRIN</text:p>
                  </text:list-item>
                </text:list>
              </text:list-item>
              <text:list-item>
                <text:p>Storing data in ind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Indices II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w to index:</text:p>
                <text:list>
                  <text:list-item>
                    <text:p>Partial index</text:p>
                  </text:list-item>
                  <text:list-item>
                    <text:p>Functional index</text:p>
                  </text:list-item>
                </text:list>
              </text:list-item>
              <text:list-item>
                <text:p>Full text search</text:p>
              </text:list-item>
              <text:list-item>
                <text:p>GIST</text:p>
              </text:list-item>
              <text:list-item>
                <text:p>G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10" draw:layer="layout" svg:width="25.199cm" svg:height="3.506cm" svg:x="1.301cm" svg:y="0cm" presentation:class="title" presentation:user-transformed="true">
          <draw:text-box>
            <text:p>Index storage</text:p>
          </draw:text-box>
        </draw:frame>
        <draw:custom-shape draw:style-name="gr70" draw:text-style-name="P5" draw:layer="layout" svg:width="10.6cm" svg:height="4cm" svg:x="5.6cm" svg:y="4.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0" draw:layer="layout" svg:width="3cm" svg:height="1cm" svg:x="5.6cm" svg:y="4.6cm">
          <text:p text:style-name="P5"><text:span text:style-name="T3">Header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1.8cm" svg:height="1cm" svg:x="8.6cm" svg:y="4.6cm">
          <text:p text:style-name="P5"><text:span text:style-name="T3">Ptr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1.8cm" svg:height="1cm" svg:x="10.4cm" svg:y="4.6cm">
          <text:p text:style-name="P5"><text:span text:style-name="T3">Ptr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1.8cm" svg:height="1cm" svg:x="12.2cm" svg:y="4.6cm">
          <text:p text:style-name="P5"><text:span text:style-name="T3">Ptr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3.8cm" svg:height="1cm" svg:x="5.6cm" svg:y="7.6cm">
          <text:p text:style-name="P5"><text:span text:style-name="T3">&lt; 5</text:span></text:p>
          <draw:enhanced-geometry svg:viewBox="0 0 21600 21600" draw:type="rectangle" draw:enhanced-path="M 0 0 L 21600 0 21600 21600 0 21600 0 0 Z N"/>
        </draw:custom-shape>
        <draw:custom-shape draw:style-name="gr74" draw:text-style-name="P43" draw:layer="layout" svg:width="3cm" svg:height="1cm" svg:x="13.2cm" svg:y="7.6cm">
          <text:p text:style-name="P5"><text:span text:style-name="T3">Special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3.8cm" svg:height="1cm" svg:x="9.4cm" svg:y="7.6cm">
          <text:p text:style-name="P5"><text:span text:style-name="T3">&lt; 10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3.8cm" svg:height="1cm" svg:x="12.4cm" svg:y="6.6cm">
          <text:p text:style-name="P5"><text:span text:style-name="T3">&gt;= 10</text:span></text:p>
          <draw:enhanced-geometry svg:viewBox="0 0 21600 21600" draw:type="rectangle" draw:enhanced-path="M 0 0 L 21600 0 21600 21600 0 21600 0 0 Z N"/>
        </draw:custom-shape>
        <draw:custom-shape draw:style-name="gr70" draw:text-style-name="P5" draw:layer="layout" svg:width="10.6cm" svg:height="4cm" svg:x="2cm" svg:y="10.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0" draw:layer="layout" svg:width="3cm" svg:height="1cm" svg:x="2cm" svg:y="10.8cm">
          <text:p text:style-name="P5"><text:span text:style-name="T3">Header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1.8cm" svg:height="1cm" svg:x="5cm" svg:y="10.8cm">
          <text:p text:style-name="P5"><text:span text:style-name="T3">Ptr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1.8cm" svg:height="1cm" svg:x="6.8cm" svg:y="10.8cm">
          <text:p text:style-name="P5"><text:span text:style-name="T3">Ptr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1.8cm" svg:height="1cm" svg:x="8.6cm" svg:y="10.8cm">
          <text:p text:style-name="P5"><text:span text:style-name="T3">Ptr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3.8cm" svg:height="1cm" svg:x="2cm" svg:y="13.8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4" draw:text-style-name="P43" draw:layer="layout" svg:width="3cm" svg:height="1cm" svg:x="9.6cm" svg:y="13.8cm">
          <text:p text:style-name="P5"><text:span text:style-name="T3">Special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3.8cm" svg:height="1cm" svg:x="5.8cm" svg:y="13.8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3.8cm" svg:height="1cm" svg:x="8.8cm" svg:y="12.8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70" draw:text-style-name="P5" draw:layer="layout" svg:width="10.6cm" svg:height="4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0" draw:layer="layout" svg:width="3cm" svg:height="1cm" svg:x="14cm" svg:y="10.8cm">
          <text:p text:style-name="P5"><text:span text:style-name="T3">Header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1.8cm" svg:height="1cm" svg:x="17cm" svg:y="10.8cm">
          <text:p text:style-name="P5"><text:span text:style-name="T3">Ptr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1.8cm" svg:height="1cm" svg:x="18.8cm" svg:y="10.8cm">
          <text:p text:style-name="P5"><text:span text:style-name="T3">Ptr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1.8cm" svg:height="1cm" svg:x="20.6cm" svg:y="10.8cm">
          <text:p text:style-name="P5"><text:span text:style-name="T3">Ptr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3.8cm" svg:height="1cm" svg:x="14cm" svg:y="13.8cm">
          <text:p text:style-name="P5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74" draw:text-style-name="P43" draw:layer="layout" svg:width="3cm" svg:height="1cm" svg:x="21.6cm" svg:y="13.8cm">
          <text:p text:style-name="P5"><text:span text:style-name="T3">Special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3.8cm" svg:height="1cm" svg:x="17.8cm" svg:y="13.8cm">
          <text:p text:style-name="P5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3.8cm" svg:height="1cm" svg:x="20.8cm" svg:y="12.8cm">
          <text:p text:style-name="P5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3.8cm" svg:height="1cm" svg:x="5.2cm" svg:y="16.8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3.8cm" svg:height="1cm" svg:x="1.4cm" svg:y="16.8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3.8cm" svg:height="1cm" svg:x="9cm" svg:y="16.8cm">
          <text:p text:style-name="P5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3.8cm" svg:height="1cm" svg:x="12.8cm" svg:y="16.8cm">
          <text:p text:style-name="P5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3.8cm" svg:height="1cm" svg:x="16.6cm" svg:y="16.8cm">
          <text:p text:style-name="P5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3.8cm" svg:height="1cm" svg:x="20.4cm" svg:y="16.8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line draw:style-name="gr33" draw:text-style-name="P10" draw:layer="layout" svg:x1="16.2cm" svg:y1="7.2cm" svg:x2="25.2cm" svg:y2="8cm">
          <text:p/>
        </draw:line>
        <draw:line draw:style-name="gr33" draw:text-style-name="P10" draw:layer="layout" svg:x1="12cm" svg:y1="8.6cm" svg:x2="15.6cm" svg:y2="10.8cm">
          <text:p/>
        </draw:line>
        <draw:line draw:style-name="gr33" draw:text-style-name="P10" draw:layer="layout" svg:x1="7.6cm" svg:y1="8.6cm" svg:x2="3.6cm" svg:y2="10.8cm">
          <text:p/>
        </draw:line>
        <draw:line draw:style-name="gr33" draw:text-style-name="P10" draw:layer="layout" svg:x1="12.6cm" svg:y1="13.4cm" svg:x2="22.6cm" svg:y2="16.8cm">
          <text:p/>
        </draw:line>
        <draw:line draw:style-name="gr33" draw:text-style-name="P10" draw:layer="layout" svg:x1="22.4cm" svg:y1="13.8cm" svg:x2="19cm" svg:y2="16.8cm">
          <text:p/>
        </draw:line>
        <draw:line draw:style-name="gr33" draw:text-style-name="P10" draw:layer="layout" svg:x1="19.8cm" svg:y1="14.8cm" svg:x2="15.2cm" svg:y2="16.8cm">
          <text:p/>
        </draw:line>
        <draw:line draw:style-name="gr33" draw:text-style-name="P10" draw:layer="layout" svg:x1="15.8cm" svg:y1="14.8cm" svg:x2="11.2cm" svg:y2="16.8cm">
          <text:p/>
        </draw:line>
        <draw:line draw:style-name="gr33" draw:text-style-name="P10" draw:layer="layout" svg:x1="4.2cm" svg:y1="14.8cm" svg:x2="3.2cm" svg:y2="16.8cm">
          <text:p/>
        </draw:line>
        <draw:line draw:style-name="gr33" draw:text-style-name="P10" draw:layer="layout" svg:x1="7.8cm" svg:y1="14.8cm" svg:x2="7.4cm" svg:y2="16.8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Query Execution</text:p>
          </draw:text-box>
        </draw:frame>
        <draw:custom-shape draw:style-name="gr76" draw:text-style-name="P45" draw:layer="layout" svg:width="5.4cm" svg:height="1.8cm" svg:x="2.8cm" svg:y="4.6cm">
          <text:p text:style-name="P5"><text:span text:style-name="T4">Par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draw:layer="layout" svg:width="5.4cm" svg:height="1.8cm" svg:x="2.8cm" svg:y="8.6cm">
          <text:p text:style-name="P5"><text:span text:style-name="T4">Traffic C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draw:layer="layout" svg:width="5.4cm" svg:height="1.8cm" svg:x="2.8cm" svg:y="12.6cm">
          <text:p text:style-name="P5"><text:span text:style-name="T4">Re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draw:layer="layout" svg:width="5.4cm" svg:height="1.8cm" svg:x="2.8cm" svg:y="16.5cm">
          <text:p text:style-name="P5"><text:span text:style-name="T4">Generate Pat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draw:layer="layout" svg:width="5.4cm" svg:height="1.8cm" svg:x="11.8cm" svg:y="16.5cm">
          <text:p text:style-name="P5"><text:span text:style-name="T4">Generate 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draw:layer="layout" svg:width="5.4cm" svg:height="1.8cm" svg:x="20.8cm" svg:y="16.5cm">
          <text:p text:style-name="P5"><text:span text:style-name="T4">Execute 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10" draw:layer="layout" svg:x1="5.4cm" svg:y1="6.4cm" svg:x2="5.4cm" svg:y2="8.6cm">
          <text:p/>
        </draw:line>
        <draw:line draw:style-name="gr33" draw:text-style-name="P10" draw:layer="layout" svg:x1="5.4cm" svg:y1="10.4cm" svg:x2="5.4cm" svg:y2="12.6cm">
          <text:p/>
        </draw:line>
        <draw:line draw:style-name="gr33" draw:text-style-name="P10" draw:layer="layout" svg:x1="5.4cm" svg:y1="14.3cm" svg:x2="5.4cm" svg:y2="16.5cm">
          <text:p/>
        </draw:line>
        <draw:line draw:style-name="gr33" draw:text-style-name="P10" draw:layer="layout" svg:x1="8.2cm" svg:y1="17.4cm" svg:x2="11.8cm" svg:y2="17.4cm">
          <text:p/>
        </draw:line>
        <draw:line draw:style-name="gr33" draw:text-style-name="P10" draw:layer="layout" svg:x1="17.2cm" svg:y1="17.4cm" svg:x2="20.8cm" svg:y2="17.4cm">
          <text:p/>
        </draw:line>
        <draw:custom-shape draw:style-name="gr76" draw:text-style-name="P45" draw:layer="layout" svg:width="5.4cm" svg:height="1.8cm" svg:x="12.4cm" svg:y="7.6cm">
          <text:p text:style-name="P5"><text:span text:style-name="T4">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10" draw:layer="layout" svg:x1="8.2cm" svg:y1="9.4cm" svg:x2="12.4cm" svg:y2="8.4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Types and operator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Types:</text:p>
                <text:list>
                  <text:list-item>
                    <text:p>Length of data can vary.</text:p>
                  </text:list-item>
                  <text:list-item>
                    <text:p>varchar vs text.</text:p>
                  </text:list-item>
                </text:list>
              </text:list-item>
              <text:list-item>
                <text:p>Comparison operators:</text:p>
                <text:list>
                  <text:list-item>
                    <text:p>==, !=, &lt;&gt;, &lt;, &gt;, &lt;=, &gt;= </text:p>
                  </text:list-item>
                </text:list>
              </text:list-item>
              <text:list-item>
                <text:p>Other:</text:p>
                <text:list>
                  <text:list-item>
                    <text:p>@&gt;, &lt;@</text:p>
                  </text:list-item>
                </text:list>
              </text:list-item>
              <text:list-item>
                <text:p>Be sure that types m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Locks</text:p>
          </draw:text-box>
        </draw:frame>
        <draw:frame draw:style-name="standard" draw:layer="layout" svg:width="25.999cm" svg:height="8.231cm" svg:x="1cm" svg:y="5.5cm" presentation:class="tabl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4">
              <table:table-cell>
                <text:p><text:span text:style-name="T7">Mode</text:span></text:p>
              </table:table-cell>
              <table:table-cell>
                <text:p><text:span text:style-name="T7">Code example</text:span></text:p>
              </table:table-cell>
            </table:table-row>
            <table:table-row table:style-name="ro4" table:default-cell-style-name="ce5">
              <table:table-cell>
                <text:p><text:span text:style-name="T8">Access Share</text:span></text:p>
              </table:table-cell>
              <table:table-cell>
                <text:p><text:span text:style-name="T8">SELECT</text:span></text:p>
              </table:table-cell>
            </table:table-row>
            <table:table-row table:style-name="ro4" table:default-cell-style-name="ce5">
              <table:table-cell>
                <text:p><text:span text:style-name="T8">Row Share </text:span></text:p>
              </table:table-cell>
              <table:table-cell>
                <text:p><text:span text:style-name="T8">SELECT … FOR UPDATE</text:span></text:p>
              </table:table-cell>
            </table:table-row>
            <table:table-row table:style-name="ro4" table:default-cell-style-name="ce5">
              <table:table-cell>
                <text:p><text:span text:style-name="T8">Row Exclusive </text:span></text:p>
              </table:table-cell>
              <table:table-cell>
                <text:p><text:span text:style-name="T8">INSERT, UPDATE, DELETE</text:span></text:p>
              </table:table-cell>
            </table:table-row>
            <table:table-row table:style-name="ro4" table:default-cell-style-name="ce5">
              <table:table-cell>
                <text:p><text:span text:style-name="T8">Share</text:span></text:p>
              </table:table-cell>
              <table:table-cell>
                <text:p><text:span text:style-name="T8">CREATE INDEX</text:span></text:p>
              </table:table-cell>
            </table:table-row>
            <table:table-row table:style-name="ro4" table:default-cell-style-name="ce5">
              <table:table-cell>
                <text:p><text:span text:style-name="T8">Share Row Exclusive </text:span></text:p>
              </table:table-cell>
              <table:table-cell>
                <text:p><text:span text:style-name="T8">EXCLUSIVE MODE, allows ROW SHARE</text:span></text:p>
              </table:table-cell>
            </table:table-row>
            <table:table-row table:style-name="ro4" table:default-cell-style-name="ce5">
              <table:table-cell>
                <text:p><text:span text:style-name="T8">Exclusive</text:span></text:p>
              </table:table-cell>
              <table:table-cell>
                <text:p><text:span text:style-name="T8">Locks ROW SHARE </text:span></text:p>
              </table:table-cell>
            </table:table-row>
            <table:table-row table:style-name="ro4" table:default-cell-style-name="ce5">
              <table:table-cell>
                <text:p><text:span text:style-name="T8">Access Exclusive</text:span></text:p>
              </table:table-cell>
              <table:table-cell>
                <text:p><text:span text:style-name="T8">ALTER TABLE, DROP TABLE, VACUUM, LOCK TABL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7" draw:text-style-name="P46" draw:layer="layout" svg:width="14.8cm" svg:height="2.6cm" svg:x="1cm" svg:y="16.4cm">
          <draw:text-box>
            <text:list text:style-name="L2">
              <text:list-header>
                <text:p><text:span text:style-name="T4">Deferre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Locks II aka Row Level Locks</text:p>
          </draw:text-box>
        </draw:frame>
        <draw:frame draw:style-name="standard" draw:layer="layout" svg:width="24.338cm" svg:height="11.652cm" svg:x="1.733cm" svg:y="5.657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5" table:default-cell-style-name="ce6">
              <table:table-cell table:number-rows-spanned="2">
                <text:p><text:span text:style-name="T7">Requested</text:span></text:p>
              </table:table-cell>
              <table:table-cell table:number-columns-spanned="4">
                <text:p><text:span text:style-name="T7">Current Lock Mode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6">
              <table:covered-table-cell/>
              <table:table-cell>
                <text:p><text:span text:style-name="T5">For Key Share</text:span></text:p>
              </table:table-cell>
              <table:table-cell>
                <text:p><text:span text:style-name="T5">For Share</text:span></text:p>
              </table:table-cell>
              <table:table-cell>
                <text:p><text:span text:style-name="T5">For No Key Update</text:span></text:p>
              </table:table-cell>
              <table:table-cell>
                <text:p><text:span text:style-name="T5">For Update</text:span></text:p>
              </table:table-cell>
            </table:table-row>
            <table:table-row table:style-name="ro5" table:default-cell-style-name="ce7">
              <table:table-cell>
                <text:p><text:span text:style-name="T8">For Key Share</text:span></text:p>
              </table:table-cell>
              <table:table-cell/>
              <table:table-cell/>
              <table:table-cell/>
              <table:table-cell>
                <text:p><text:span text:style-name="T9">X</text:span></text:p>
              </table:table-cell>
            </table:table-row>
            <table:table-row table:style-name="ro5" table:default-cell-style-name="ce7">
              <table:table-cell>
                <text:p><text:span text:style-name="T8">For Share</text:span></text:p>
              </table:table-cell>
              <table:table-cell/>
              <table:table-cell/>
              <table:table-cell>
                <text:p><text:span text:style-name="T9">X</text:span></text:p>
              </table:table-cell>
              <table:table-cell>
                <text:p><text:span text:style-name="T9">X</text:span></text:p>
              </table:table-cell>
            </table:table-row>
            <table:table-row table:style-name="ro6" table:default-cell-style-name="ce7">
              <table:table-cell>
                <text:p><text:span text:style-name="T8">For No Key Update</text:span></text:p>
              </table:table-cell>
              <table:table-cell/>
              <table:table-cell>
                <text:p><text:span text:style-name="T9">X</text:span></text:p>
              </table:table-cell>
              <table:table-cell>
                <text:p><text:span text:style-name="T9">X</text:span></text:p>
              </table:table-cell>
              <table:table-cell>
                <text:p><text:span text:style-name="T9">X</text:span></text:p>
              </table:table-cell>
            </table:table-row>
            <table:table-row table:style-name="ro7" table:default-cell-style-name="ce7">
              <table:table-cell>
                <text:p><text:span text:style-name="T8">For Update</text:span></text:p>
              </table:table-cell>
              <table:table-cell>
                <text:p><text:span text:style-name="T8">X</text:span></text:p>
              </table:table-cell>
              <table:table-cell>
                <text:p><text:span text:style-name="T9">X</text:span></text:p>
              </table:table-cell>
              <table:table-cell>
                <text:p><text:span text:style-name="T9">X</text:span></text:p>
              </table:table-cell>
              <table:table-cell>
                <text:p><text:span text:style-name="T9">X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Query Execution II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Data accessing methods:</text:p>
                <text:list>
                  <text:list-item>
                    <text:p>Seqscan</text:p>
                  </text:list-item>
                  <text:list-item>
                    <text:p>Index scan / Index only scan</text:p>
                  </text:list-item>
                  <text:list-item>
                    <text:p>Bitmap scan</text:p>
                  </text:list-item>
                </text:list>
              </text:list-item>
              <text:list-item>
                <text:p>Table joining methods:</text:p>
                <text:list>
                  <text:list-item>
                    <text:p>Nestled loop</text:p>
                  </text:list-item>
                  <text:list-item>
                    <text:p>Hash join</text:p>
                  </text:list-item>
                  <text:list-item>
                    <text:p>Merge jo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Replication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lustering – shared storage</text:p>
              </text:list-item>
              <text:list-item>
                <text:p>Multimaster</text:p>
              </text:list-item>
              <text:list-item>
                <text:p>Master / sla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Replication – PG way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Old way</text:p>
                <text:list>
                  <text:list-item>
                    <text:p>Query replication - slony</text:p>
                  </text:list-item>
                </text:list>
              </text:list-item>
              <text:list-item>
                <text:p>Log shipping / streaming</text:p>
                <text:list>
                  <text:list-item>
                    <text:p>Master + standby</text:p>
                  </text:list-item>
                  <text:list-item>
                    <text:p>Master + sla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Point In Time Recovery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WAL Archiving</text:p>
              </text:list-item>
              <text:list-item>
                <text:p>SELECT pg_start_backup('label');</text:p>
              </text:list-item>
              <text:list-item>
                <text:p>Copy DB files</text:p>
              </text:list-item>
              <text:list-item>
                <text:p>SELECT pg_stop_backup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Pro Tip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Update highly used table</text:p>
              </text:list-item>
              <text:list-item>
                <text:p>Processing order vs locking</text:p>
              </text:list-item>
              <text:list-item>
                <text:p>Admin vs developer - monitoring</text:p>
              </text:list-item>
              <text:list-item>
                <text:p>Data mining / long operations</text:p>
              </text:list-item>
              <text:list-item>
                <text:p>Denormalizations</text:p>
              </text:list-item>
              <text:list-item>
                <text:p>Partitioning</text:p>
              </text:list-item>
              <text:list-item>
                <text:p>Val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Update highly used tab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Alter table user add column phone varchar(10) not null default ’112’;</text:p>
              </text:list-item>
              <text:list-item>
                <text:p xml:id="id59" text:id="id59">Long exclusive lock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Update highly used table II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 xml:id="id60" text:id="id60">Change only metadata</text:p>
                <text:list>
                  <text:list-item>
                    <text:p xml:id="id61" text:id="id61">Alter table user add column phone varchar(10);</text:p>
                  </text:list-item>
                </text:list>
              </text:list-item>
              <text:list-item>
                <text:p xml:id="id62" text:id="id62">Fix data (in blocks)</text:p>
                <text:list>
                  <text:list-item>
                    <text:p xml:id="id63" text:id="id63">Update user set phone = ’112’;</text:p>
                  </text:list-item>
                </text:list>
              </text:list-item>
              <text:list-item>
                <text:p xml:id="id64" text:id="id64">Fix metadata</text:p>
                <text:list>
                  <text:list-item>
                    <text:p xml:id="id65" text:id="id65">Alter table user alter column phone set not null;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Processing order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blem description:</text:p>
                <text:list>
                  <text:list-item>
                    <text:p>Forums, with threads, posts.</text:p>
                  </text:list-item>
                  <text:list-item>
                    <text:p>Counters on forums, thereads.</text:p>
                  </text:list-item>
                  <text:list-item>
                    <text:p>Moving posts between threads sometimes fail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Admin vs. Developer</text:p>
          </draw:text-box>
        </draw:frame>
        <draw:frame presentation:style-name="pr11" draw:layer="layout" svg:width="26cm" svg:height="14.274cm" svg:x="1cm" svg:y="5.5cm" presentation:class="outline" presentation:user-transformed="true">
          <draw:text-box>
            <text:list text:style-name="L2">
              <text:list-item>
                <text:p>Developer</text:p>
                <text:list>
                  <text:list-item>
                    <text:p>Trace bug</text:p>
                  </text:list-item>
                  <text:list-item>
                    <text:p>Fixing issues</text:p>
                  </text:list-item>
                  <text:list-item>
                    <text:p>Checking processing</text:p>
                  </text:list-item>
                </text:list>
              </text:list-item>
              <text:list-item>
                <text:p>Admin</text:p>
                <text:list>
                  <text:list-item>
                    <text:p>Log scanning</text:p>
                  </text:list-item>
                  <text:list-item>
                    <text:p>Top 10 longest queries</text:p>
                  </text:list-item>
                  <text:list-item>
                    <text:p>Forecast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Data mining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The longer operation takes, the more thinking befor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Denormalization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Arrays</text:p>
                <text:list>
                  <text:list-item>
                    <text:p>List of keys</text:p>
                  </text:list-item>
                </text:list>
              </text:list-item>
              <text:list-item>
                <text:p>H-store</text:p>
                <text:list>
                  <text:list-item>
                    <text:p>Key-Value inside column, index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Partitioning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Types of partitions:</text:p>
                <text:list>
                  <text:list-item>
                    <text:p>Round-robin,</text:p>
                  </text:list-item>
                  <text:list-item>
                    <text:p>Range,</text:p>
                  </text:list-item>
                  <text:list-item>
                    <text:p>Li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Future reading / bibliography</text:p>
          </draw:text-box>
        </draw:frame>
        <draw:frame presentation:style-name="pr12" draw:layer="layout" svg:width="27.2cm" svg:height="14.241cm" svg:x="0.4cm" svg:y="5.5cm" presentation:class="outline" presentation:user-transformed="true">
          <draw:text-box>
            <text:list text:style-name="L2">
              <text:list-item>
                <text:p>PostgreSQL docs:</text:p>
                <text:list>
                  <text:list-header>
                    <text:p>http://www.postgresql.org/docs/current/static/index.html</text:p>
                  </text:list-header>
                </text:list>
              </text:list-item>
              <text:list-item>
                <text:p>depesz blog, projects</text:p>
                <text:list>
                  <text:list-item>
                    <text:p>https://www.depesz.com/</text:p>
                  </text:list-item>
                </text:list>
              </text:list-item>
              <text:list-item>
                <text:p>Bruce Momjian writings</text:p>
                <text:list>
                  <text:list-item>
                    <text:p><text:a xlink:href="http://momjian.us/main/writings/pgsql/" xlink:type="simple">http://momjian.us/main/writings/pgsql/</text:a></text:p>
                  </text:list-item>
                </text:list>
              </text:list-item>
              <text:list-item>
                <text:p>Docs from source code</text:p>
                <text:list>
                  <text:list-item>
                    <text:p>http://doxygen.postgresql.org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="Arrow_20_concave" draw:marker-end-width="0.3cm" draw:marker-end-center="false" draw:fill="solid" draw:fill-color="#0000ff" draw:fill-image-width="0cm" draw:fill-image-height="0cm" draw:textarea-horizontal-align="left" draw:textarea-vertical-align="middle" fo:padding-top="0.125cm" fo:padding-bottom="0.125cm" fo:padding-left="0.5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stroke-dash="Fine_20_Dashed" svg:stroke-width="0cm" draw:marker-start="Arrow_20_concave" draw:marker-start-width="0.305cm" draw:marker-end-width="0.305cm" draw:fill="none" draw:shadow-offset-x="0.305cm" draw:shadow-offset-y="0.305cm"/>
      <style:paragraph-properties>
        <style:tab-stops/>
      </style:paragraph-properties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ue-background" style:family="presentation">
      <style:graphic-properties draw:stroke="non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-image-width="100%" draw:fill-image-height="100%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7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solid" draw:fill-color="#2c3e50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6" draw:text-style-name="MP10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2" draw:layer="backgroundobjects" svg:width="8cm" svg:height="1cm" svg:x="1cm" svg:y="20cm" presentation:class="date-time">
        <draw:text-box>
          <text:p text:style-name="MP11"><text:span text:style-name="MT2"><presentation:date-time/></text:span></text:p>
        </draw:text-box>
      </draw:frame>
      <draw:frame presentation:style-name="Mpr8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presentation:style-name="Mpr9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5" draw:layer="backgroundobjects" svg:width="2cm" svg:height="2cm" svg:x="25.5cm" svg:y="18.9cm" presentation:class="page-number">
        <draw:text-box>
          <text:p text:style-name="MP13"><text:page-number>&lt;nu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1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12-05T21:11:43</meta:creation-date>
    <dc:language>fi-FI</dc:language>
    <meta:editing-cycles>116</meta:editing-cycles>
    <meta:editing-duration>P6DT2H24M22S</meta:editing-duration>
    <meta:initial-creator>mzaborow </meta:initial-creator>
    <dc:date>2016-11-17T13:16:28.608636209</dc:date>
    <meta:document-statistic meta:object-count="3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4/share/template/en-US/presnt/Blue.otp"/>
  </office:meta>
</office:document-meta>
</file>